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paragraph" svg:width="6.2953in" svg:height="3.5457in" draw:z-index="0"><draw:object xlink:href="./Object 1" xlink:type="simple" xlink:show="embed" xlink:actuate="onLoad"/><draw:image xlink:href="./ObjectReplacements/Object 1" xlink:type="simple" xlink:show="embed" xlink:actuate="onLoad"/><svg:desc>chart</svg:desc></draw:frame><draw:frame draw:style-name="fr1" draw:name="Object2" text:anchor-type="paragraph" svg:width="6.2992in" svg:height="3.5429in" draw:z-index="1"><draw:object xlink:href="./Object 2" xlink:type="simple" xlink:show="embed" xlink:actuate="onLoad"/><draw:image xlink:href="./ObjectReplacements/Object 2" xlink:type="simple" xlink:show="embed" xlink:actuate="onLoad"/><svg:desc>chart</svg:desc></draw:frame><draw:frame draw:style-name="fr1" draw:name="Object3" text:anchor-type="paragraph" svg:width="6.2992in" svg:height="3.5429in" draw:z-index="2"><draw:object xlink:href="./Object 3" xlink:type="simple" xlink:show="embed" xlink:actuate="onLoad"/><draw:image xlink:href="./ObjectReplacements/Object 3" xlink:type="simple" xlink:show="embed" xlink:actuate="onLoad"/><svg:desc>chart</svg:desc></draw:frame><draw:frame draw:style-name="fr1" draw:name="Object4" text:anchor-type="paragraph" svg:width="6.2992in" svg:height="3.5429in" draw:z-index="3"><draw:object xlink:href="./Object 4" xlink:type="simple" xlink:show="embed" xlink:actuate="onLoad"/><draw:image xlink:href="./ObjectReplacements/Object 4" xlink:type="simple" xlink:show="embed" xlink:actuate="onLoad"/><svg:desc>chart</svg:desc></draw:frame><draw:frame draw:style-name="fr1" draw:name="Object5" text:anchor-type="paragraph" svg:width="6.2992in" svg:height="3.5429in" draw:z-index="4"><draw:object xlink:href="./Object 5" xlink:type="simple" xlink:show="embed" xlink:actuate="onLoad"/><draw:image xlink:href="./ObjectReplacements/Object 5" xlink:type="simple" xlink:show="embed" xlink:actuate="onLoad"/><svg:desc>chart</svg:desc></draw:frame><draw:frame draw:style-name="fr2" draw:name="Object6" text:anchor-type="paragraph" svg:width="6.2992in" svg:height="3.5429in" draw:z-index="5"><draw:object xlink:href="./Object 6" xlink:type="simple" xlink:show="embed" xlink:actuate="onLoad"/><draw:image xlink:href="./ObjectReplacements/Object 6" xlink:type="simple" xlink:show="embed" xlink:actuate="onLoad"/><svg:desc>chart</svg:desc></draw:frame><draw:frame draw:style-name="fr1" draw:name="Object7" text:anchor-type="paragraph" svg:width="6.2992in" svg:height="3.5429in" draw:z-index="6"><draw:object xlink:href="./Object 7" xlink:type="simple" xlink:show="embed" xlink:actuate="onLoad"/><draw:image xlink:href="./ObjectReplacements/Object 7" xlink:type="simple" xlink:show="embed" xlink:actuate="onLoad"/><svg:desc>chart</svg:desc></draw:frame><draw:frame draw:style-name="fr1" draw:name="Object8" text:anchor-type="paragraph" svg:width="6.2992in" svg:height="3.5429in" draw:z-index="7"><draw:object xlink:href="./Object 8" xlink:type="simple" xlink:show="embed" xlink:actuate="onLoad"/><draw:image xlink:href="./ObjectReplacements/Object 8" xlink:type="simple" xlink:show="embed" xlink:actuate="onLoad"/><svg:desc>chart</svg:desc></draw:frame><draw:frame draw:style-name="fr1" draw:name="Object10" text:anchor-type="paragraph" svg:width="6.2992in" svg:height="3.5429in" draw:z-index="8"><draw:object xlink:href="./Object 9" xlink:type="simple" xlink:show="embed" xlink:actuate="onLoad"/><draw:image xlink:href="./ObjectReplacements/Object 9" xlink:type="simple" xlink:show="embed" xlink:actuate="onLoad"/><svg:desc>chart</svg:desc></draw:frame><draw:frame draw:style-name="fr1" draw:name="Object11" text:anchor-type="paragraph" svg:width="6.2992in" svg:height="3.5429in" draw:z-index="9"><draw:object xlink:href="./Object 10" xlink:type="simple" xlink:show="embed" xlink:actuate="onLoad"/><draw:image xlink:href="./ObjectReplacements/Object 10" xlink:type="simple" xlink:show="embed" xlink:actuate="onLoad"/><svg:desc>chart</svg:desc></draw:frame><draw:frame draw:style-name="fr1" draw:name="Object12" text:anchor-type="paragraph" svg:width="6.2992in" svg:height="3.5429in" draw:z-index="10"><draw:object xlink:href="./Object 11" xlink:type="simple" xlink:show="embed" xlink:actuate="onLoad"/><draw:image xlink:href="./ObjectReplacements/Object 11" xlink:type="simple" xlink:show="embed" xlink:actuate="onLoad"/><svg:desc>chart</svg:desc></draw:frame><draw:frame draw:style-name="fr1" draw:name="Object13" text:anchor-type="paragraph" svg:width="6.2992in" svg:height="3.5429in" draw:z-index="11"><draw:object xlink:href="./Object 12" xlink:type="simple" xlink:show="embed" xlink:actuate="onLoad"/><draw:image xlink:href="./ObjectReplacements/Object 12" xlink:type="simple" xlink:show="embed" xlink:actuate="onLoad"/><svg:desc>chart</svg:desc></draw:frame><draw:frame draw:style-name="fr1" draw:name="Object14" text:anchor-type="paragraph" svg:width="6.2992in" svg:height="3.5429in" draw:z-index="12"><draw:object xlink:href="./Object 13" xlink:type="simple" xlink:show="embed" xlink:actuate="onLoad"/><draw:image xlink:href="./ObjectReplacements/Object 13" xlink:type="simple" xlink:show="embed" xlink:actuate="onLoad"/><svg:desc>chart</svg:desc></draw:frame><draw:frame draw:style-name="fr1" draw:name="Object15" text:anchor-type="paragraph" svg:width="6.2992in" svg:height="3.5429in" draw:z-index="13"><draw:object xlink:href="./Object 14" xlink:type="simple" xlink:show="embed" xlink:actuate="onLoad"/><draw:image xlink:href="./ObjectReplacements/Object 14" xlink:type="simple" xlink:show="embed" xlink:actuate="onLoad"/><svg:desc>chart</svg:desc></draw:frame><draw:frame draw:style-name="fr1" draw:name="Object16" text:anchor-type="paragraph" svg:width="6.2992in" svg:height="3.5429in" draw:z-index="14"><draw:object xlink:href="./Object 15" xlink:type="simple" xlink:show="embed" xlink:actuate="onLoad"/><draw:image xlink:href="./ObjectReplacements/Object 15" xlink:type="simple" xlink:show="embed" xlink:actuate="onLoad"/><svg:desc>chart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Vandenhoek</meta:initial-creator>
    <meta:creation-date>2018-04-07T16:03:05.421727860</meta:creation-date>
    <dc:date>2018-04-07T18:02:43.407798412</dc:date>
    <dc:creator>Joshua Vandenhoek</dc:creator>
    <meta:editing-duration>PT1H44M37S</meta:editing-duration>
    <meta:editing-cycles>1</meta:editing-cycles>
    <meta:document-statistic meta:table-count="0" meta:image-count="0" meta:object-count="15" meta:page-count="1" meta:paragraph-count="0" meta:word-count="0" meta:character-count="0" meta:non-whitespace-character-count="0"/>
    <meta:generator>LibreOffice/5.0.6.2$Linux_X86_64 LibreOffice_project/0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9cm" svg:height="9.006cm" xlink:href="." xlink:type="simple" chart:class="chart:line" chart:style-name="ch1">
        <chart:title svg:x="5.741cm" svg:y="0.316cm" chart:style-name="ch2">
          <text:p>Serial Execution Times</text:p>
        </chart:title>
        <chart:legend chart:legend-position="end" svg:x="13.375cm" svg:y="3.706cm" style:legend-expansion="high" chart:style-name="ch3"/>
        <chart:plot-area chart:style-name="ch4" chart:data-source-has-labels="both" svg:x="1.33cm" svg:y="1.275cm" svg:width="11.726cm" svg:height="6.57cm">
          <chartooo:coordinate-region svg:x="2.507cm" svg:y="1.474cm" svg:width="10.084cm" svg:height="5.724cm"/>
          <chart:axis chart:dimension="x" chart:name="primary-x" chart:style-name="ch5" chartooo:axis-type="auto">
            <chartooo:date-scale/>
            <chart:title svg:x="6.17cm" svg:y="8.025cm" chart:style-name="ch6">
              <text:p>Problem Size</text:p>
            </chart:title>
            <chart:categories table:cell-range-address="local-table.$A$2:.$A$7"/>
          </chart:axis>
          <chart:axis chart:dimension="y" chart:name="primary-y" chart:style-name="ch5">
            <chart:title svg:x="0.451cm" svg:y="5.9cm" chart:style-name="ch7">
              <text:p>Execution Time(s)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line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series chart:style-name="ch11" chart:values-cell-range-address="local-table.$D$2:.$D$7" chart:label-cell-address="local-table.$D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</text:p>
              </table:table-cell>
              <table:table-cell office:value-type="string">
                <text:p>loop</text:p>
              </table:table-cell>
              <table:table-cell office:value-type="string">
                <text:p>blocking</text:p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</table:table-cell>
              <table:table-cell office:value-type="float" office:value="0.643176">
                <text:p>0.643176</text:p>
              </table:table-cell>
              <table:table-cell office:value-type="float" office:value="0.366666">
                <text:p>0.366666</text:p>
              </table:table-cell>
              <table:table-cell office:value-type="float" office:value="0.362514">
                <text:p>0.36251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5.919369">
                <text:p>5.919369</text:p>
              </table:table-cell>
              <table:table-cell office:value-type="float" office:value="2.927454">
                <text:p>2.927454</text:p>
              </table:table-cell>
              <table:table-cell office:value-type="float" office:value="2.919203">
                <text:p>2.919203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95.680288">
                <text:p>95.680288</text:p>
              </table:table-cell>
              <table:table-cell office:value-type="float" office:value="23.410338">
                <text:p>23.410338</text:p>
              </table:table-cell>
              <table:table-cell office:value-type="float" office:value="25.282885">
                <text:p>25.282885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800">
                <text:p>800</text:p>
              </table:table-cell>
              <table:table-cell office:value-type="float" office:value="187.282704">
                <text:p>187.282704</text:p>
              </table:table-cell>
              <table:table-cell office:value-type="float" office:value="202.26308">
                <text:p>202.26308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6400">
                <text:p>6400</text:p>
              </table:table-cell>
              <table:table-cell office:value-type="float" office:value="1498.261632">
                <text:p>1498.261632</text:p>
              </table:table-cell>
              <table:table-cell office:value-type="float" office:value="1618.10464">
                <text:p>1618.10464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51200">
                <text:p>51200</text:p>
              </table:table-cell>
              <table:table-cell office:value-type="float" office:value="11986.093056">
                <text:p>11986.093056</text:p>
              </table:table-cell>
              <table:table-cell office:value-type="float" office:value="12944.83712">
                <text:p>12944.837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574cm" svg:y="0.315cm" chart:style-name="ch2">
          <text:p>2 Thread OpenMP Rates</text:p>
        </chart:title>
        <chart:legend chart:legend-position="end" svg:x="11.48cm" svg:y="2.208cm" style:legend-expansion="high" chart:style-name="ch3"/>
        <chart:plot-area chart:style-name="ch4" chart:data-source-has-labels="both" svg:x="1.33cm" svg:y="1.273cm" svg:width="9.831cm" svg:height="6.566cm">
          <chartooo:coordinate-region svg:x="2.137cm" svg:y="1.473cm" svg:width="8.559cm" svg:height="5.719cm"/>
          <chart:axis chart:dimension="x" chart:name="primary-x" chart:style-name="ch5" chartooo:axis-type="auto">
            <chartooo:date-scale/>
            <chart:title svg:x="5.222cm" svg:y="8.018cm" chart:style-name="ch6">
              <text:p>Problem Size</text:p>
            </chart:title>
            <chart:categories table:cell-range-address="local-table.$A$2:.$A$7"/>
          </chart:axis>
          <chart:axis chart:dimension="y" chart:name="primary-y" chart:style-name="ch5">
            <chart:title svg:x="0.451cm" svg:y="5.923cm" chart:style-name="ch7">
              <text:p>Rate(MegaOPS/s)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line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series chart:style-name="ch11" chart:values-cell-range-address="local-table.$D$2:.$D$7" chart:label-cell-address="local-table.$D$1" chart:class="chart:line">
            <chart:data-point chart:repeated="6"/>
          </chart:series>
          <chart:series chart:style-name="ch12" chart:values-cell-range-address="local-table.$E$2:.$E$7" chart:label-cell-address="local-table.$E$1" chart:class="chart:line">
            <chart:data-point chart:repeated="6"/>
          </chart:series>
          <chart:series chart:style-name="ch13" chart:values-cell-range-address="local-table.$F$2:.$F$7" chart:label-cell-address="local-table.$F$1" chart:class="chart:line">
            <chart:data-point chart:repeated="6"/>
          </chart:series>
          <chart:series chart:style-name="ch14" chart:values-cell-range-address="local-table.$G$2:.$G$7" chart:label-cell-address="local-table.$G$1" chart:class="chart:line">
            <chart:data-point chart:repeated="6"/>
          </chart:series>
          <chart:series chart:style-name="ch15" chart:values-cell-range-address="local-table.$H$2:.$H$7" chart:label-cell-address="local-table.$H$1" chart:class="chart:line">
            <chart:data-point chart:repeated="6"/>
          </chart:series>
          <chart:series chart:style-name="ch16" chart:values-cell-range-address="local-table.$I$2:.$I$7" chart:label-cell-address="local-table.$I$1" chart:class="chart:line">
            <chart:data-point chart:repeated="6"/>
          </chart:series>
          <chart:series chart:style-name="ch17" chart:values-cell-range-address="local-table.$J$2:.$J$7" chart:label-cell-address="local-table.$J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T Naive Static</text:p>
              </table:table-cell>
              <table:table-cell office:value-type="string">
                <text:p>2T Naive Dynamic</text:p>
              </table:table-cell>
              <table:table-cell office:value-type="string">
                <text:p>2T Naive Guided</text:p>
              </table:table-cell>
              <table:table-cell office:value-type="string">
                <text:p>2T Loop Static</text:p>
              </table:table-cell>
              <table:table-cell office:value-type="string">
                <text:p>2T Loop Dynamic</text:p>
              </table:table-cell>
              <table:table-cell office:value-type="string">
                <text:p>2T Loop Guided</text:p>
              </table:table-cell>
              <table:table-cell office:value-type="string">
                <text:p>2T blocking static</text:p>
              </table:table-cell>
              <table:table-cell office:value-type="string">
                <text:p>2T Blocking dynamic</text:p>
              </table:table-cell>
              <table:table-cell office:value-type="string">
                <text:p>2T blocking guided</text:p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</table:table-cell>
              <table:table-cell office:value-type="float" office:value="663.094597">
                <text:p>663.094597</text:p>
              </table:table-cell>
              <table:table-cell office:value-type="float" office:value="553.198498">
                <text:p>553.198498</text:p>
              </table:table-cell>
              <table:table-cell office:value-type="float" office:value="664.1807">
                <text:p>664.1807</text:p>
              </table:table-cell>
              <table:table-cell office:value-type="float" office:value="587.511043">
                <text:p>587.511043</text:p>
              </table:table-cell>
              <table:table-cell office:value-type="float" office:value="593.979436">
                <text:p>593.979436</text:p>
              </table:table-cell>
              <table:table-cell office:value-type="float" office:value="591.109317">
                <text:p>591.109317</text:p>
              </table:table-cell>
              <table:table-cell office:value-type="float" office:value="764.810247">
                <text:p>764.810247</text:p>
              </table:table-cell>
              <table:table-cell office:value-type="float" office:value="712.875549">
                <text:p>712.875549</text:p>
              </table:table-cell>
              <table:table-cell office:value-type="float" office:value="758.471615">
                <text:p>758.47161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577.284666">
                <text:p>577.284666</text:p>
              </table:table-cell>
              <table:table-cell office:value-type="float" office:value="368.116661">
                <text:p>368.116661</text:p>
              </table:table-cell>
              <table:table-cell office:value-type="float" office:value="574.539164">
                <text:p>574.539164</text:p>
              </table:table-cell>
              <table:table-cell office:value-type="float" office:value="639.154312">
                <text:p>639.154312</text:p>
              </table:table-cell>
              <table:table-cell office:value-type="float" office:value="654.838468">
                <text:p>654.838468</text:p>
              </table:table-cell>
              <table:table-cell office:value-type="float" office:value="635.530664">
                <text:p>635.530664</text:p>
              </table:table-cell>
              <table:table-cell office:value-type="float" office:value="743.577757">
                <text:p>743.577757</text:p>
              </table:table-cell>
              <table:table-cell office:value-type="float" office:value="708.010604">
                <text:p>708.010604</text:p>
              </table:table-cell>
              <table:table-cell office:value-type="float" office:value="754.559839">
                <text:p>754.559839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322.972272">
                <text:p>322.972272</text:p>
              </table:table-cell>
              <table:table-cell office:value-type="float" office:value="261.196814">
                <text:p>261.196814</text:p>
              </table:table-cell>
              <table:table-cell office:value-type="float" office:value="321.964167">
                <text:p>321.964167</text:p>
              </table:table-cell>
              <table:table-cell office:value-type="float" office:value="700.246851">
                <text:p>700.246851</text:p>
              </table:table-cell>
              <table:table-cell office:value-type="float" office:value="715.253085">
                <text:p>715.253085</text:p>
              </table:table-cell>
              <table:table-cell office:value-type="float" office:value="699.513259">
                <text:p>699.513259</text:p>
              </table:table-cell>
              <table:table-cell office:value-type="float" office:value="729.684394">
                <text:p>729.684394</text:p>
              </table:table-cell>
              <table:table-cell office:value-type="float" office:value="693.775016">
                <text:p>693.775016</text:p>
              </table:table-cell>
              <table:table-cell office:value-type="float" office:value="758.226216">
                <text:p>758.226216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574cm" svg:y="0.315cm" chart:style-name="ch2">
          <text:p>4 Thread OpenMP Rates</text:p>
        </chart:title>
        <chart:legend chart:legend-position="end" svg:x="11.48cm" svg:y="2.208cm" style:legend-expansion="high" chart:style-name="ch3"/>
        <chart:plot-area chart:style-name="ch4" chart:data-source-has-labels="both" svg:x="1.33cm" svg:y="1.273cm" svg:width="9.831cm" svg:height="6.566cm">
          <chartooo:coordinate-region svg:x="2.137cm" svg:y="1.473cm" svg:width="8.374cm" svg:height="5.719cm"/>
          <chart:axis chart:dimension="x" chart:name="primary-x" chart:style-name="ch5" chartooo:axis-type="auto">
            <chartooo:date-scale/>
            <chart:title svg:x="5.222cm" svg:y="8.018cm" chart:style-name="ch6">
              <text:p>Problem Size</text:p>
            </chart:title>
            <chart:categories table:cell-range-address="local-table.$A$2:.$A$7"/>
          </chart:axis>
          <chart:axis chart:dimension="y" chart:name="primary-y" chart:style-name="ch5">
            <chart:title svg:x="0.451cm" svg:y="5.923cm" chart:style-name="ch7">
              <text:p>Rate(MegaOPS/s)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line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series chart:style-name="ch11" chart:values-cell-range-address="local-table.$D$2:.$D$7" chart:label-cell-address="local-table.$D$1" chart:class="chart:line">
            <chart:data-point chart:repeated="6"/>
          </chart:series>
          <chart:series chart:style-name="ch12" chart:values-cell-range-address="local-table.$E$2:.$E$7" chart:label-cell-address="local-table.$E$1" chart:class="chart:line">
            <chart:data-point chart:repeated="6"/>
          </chart:series>
          <chart:series chart:style-name="ch13" chart:values-cell-range-address="local-table.$F$2:.$F$7" chart:label-cell-address="local-table.$F$1" chart:class="chart:line">
            <chart:data-point chart:repeated="6"/>
          </chart:series>
          <chart:series chart:style-name="ch14" chart:values-cell-range-address="local-table.$G$2:.$G$7" chart:label-cell-address="local-table.$G$1" chart:class="chart:line">
            <chart:data-point chart:repeated="6"/>
          </chart:series>
          <chart:series chart:style-name="ch15" chart:values-cell-range-address="local-table.$H$2:.$H$7" chart:label-cell-address="local-table.$H$1" chart:class="chart:line">
            <chart:data-point chart:repeated="6"/>
          </chart:series>
          <chart:series chart:style-name="ch16" chart:values-cell-range-address="local-table.$I$2:.$I$7" chart:label-cell-address="local-table.$I$1" chart:class="chart:line">
            <chart:data-point chart:repeated="6"/>
          </chart:series>
          <chart:series chart:style-name="ch17" chart:values-cell-range-address="local-table.$J$2:.$J$7" chart:label-cell-address="local-table.$J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T Naive Static</text:p>
              </table:table-cell>
              <table:table-cell office:value-type="string">
                <text:p>4T Naive Dynamic</text:p>
              </table:table-cell>
              <table:table-cell office:value-type="string">
                <text:p>4T Naive Guided</text:p>
              </table:table-cell>
              <table:table-cell office:value-type="string">
                <text:p>4T Loop Static</text:p>
              </table:table-cell>
              <table:table-cell office:value-type="string">
                <text:p>4T Loop Dynamic</text:p>
              </table:table-cell>
              <table:table-cell office:value-type="string">
                <text:p>4T Loop Guided</text:p>
              </table:table-cell>
              <table:table-cell office:value-type="string">
                <text:p>4T blocking static</text:p>
              </table:table-cell>
              <table:table-cell office:value-type="string">
                <text:p>4T Blocking dynamic</text:p>
              </table:table-cell>
              <table:table-cell office:value-type="string">
                <text:p>4T blocking guided</text:p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</table:table-cell>
              <table:table-cell office:value-type="float" office:value="1285.672116">
                <text:p>1285.672116</text:p>
              </table:table-cell>
              <table:table-cell office:value-type="float" office:value="710.980258">
                <text:p>710.980258</text:p>
              </table:table-cell>
              <table:table-cell office:value-type="float" office:value="1267.31402">
                <text:p>1267.31402</text:p>
              </table:table-cell>
              <table:table-cell office:value-type="float" office:value="1078.680205">
                <text:p>1078.680205</text:p>
              </table:table-cell>
              <table:table-cell office:value-type="float" office:value="1078.416253">
                <text:p>1078.416253</text:p>
              </table:table-cell>
              <table:table-cell office:value-type="float" office:value="1095.905002">
                <text:p>1095.905002</text:p>
              </table:table-cell>
              <table:table-cell office:value-type="float" office:value="355.57654">
                <text:p>355.57654</text:p>
              </table:table-cell>
              <table:table-cell office:value-type="float" office:value="339.992936">
                <text:p>339.992936</text:p>
              </table:table-cell>
              <table:table-cell office:value-type="float" office:value="345.557224">
                <text:p>345.55722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129.383752">
                <text:p>1129.383752</text:p>
              </table:table-cell>
              <table:table-cell office:value-type="float" office:value="645.27219">
                <text:p>645.27219</text:p>
              </table:table-cell>
              <table:table-cell office:value-type="float" office:value="1162.289443">
                <text:p>1162.289443</text:p>
              </table:table-cell>
              <table:table-cell office:value-type="float" office:value="1178.358937">
                <text:p>1178.358937</text:p>
              </table:table-cell>
              <table:table-cell office:value-type="float" office:value="910.215001">
                <text:p>910.215001</text:p>
              </table:table-cell>
              <table:table-cell office:value-type="float" office:value="907.289663">
                <text:p>907.289663</text:p>
              </table:table-cell>
              <table:table-cell office:value-type="float" office:value="359.759733">
                <text:p>359.759733</text:p>
              </table:table-cell>
              <table:table-cell office:value-type="float" office:value="341.756761">
                <text:p>341.756761</text:p>
              </table:table-cell>
              <table:table-cell office:value-type="float" office:value="346.685879">
                <text:p>346.685879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607.73255">
                <text:p>607.73255</text:p>
              </table:table-cell>
              <table:table-cell office:value-type="float" office:value="485.317894">
                <text:p>485.317894</text:p>
              </table:table-cell>
              <table:table-cell office:value-type="float" office:value="608.753533">
                <text:p>608.753533</text:p>
              </table:table-cell>
              <table:table-cell office:value-type="float" office:value="1305.117663">
                <text:p>1305.117663</text:p>
              </table:table-cell>
              <table:table-cell office:value-type="float" office:value="1315.264719">
                <text:p>1315.264719</text:p>
              </table:table-cell>
              <table:table-cell office:value-type="float" office:value="1313.36629">
                <text:p>1313.36629</text:p>
              </table:table-cell>
              <table:table-cell office:value-type="float" office:value="356.985045">
                <text:p>356.985045</text:p>
              </table:table-cell>
              <table:table-cell office:value-type="float" office:value="341.155712">
                <text:p>341.155712</text:p>
              </table:table-cell>
              <table:table-cell office:value-type="float" office:value="346.165315">
                <text:p>346.165315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574cm" svg:y="0.315cm" chart:style-name="ch2">
          <text:p>8 Thread OpenMP Rates</text:p>
        </chart:title>
        <chart:legend chart:legend-position="end" svg:x="11.48cm" svg:y="2.208cm" style:legend-expansion="high" chart:style-name="ch3"/>
        <chart:plot-area chart:style-name="ch4" chart:data-source-has-labels="both" svg:x="1.33cm" svg:y="1.273cm" svg:width="9.831cm" svg:height="6.566cm">
          <chartooo:coordinate-region svg:x="2.137cm" svg:y="1.472cm" svg:width="8.374cm" svg:height="5.72cm"/>
          <chart:axis chart:dimension="x" chart:name="primary-x" chart:style-name="ch5" chartooo:axis-type="auto">
            <chartooo:date-scale/>
            <chart:title svg:x="5.222cm" svg:y="8.018cm" chart:style-name="ch6">
              <text:p>Problem Size</text:p>
            </chart:title>
            <chart:categories table:cell-range-address="local-table.$A$2:.$A$7"/>
          </chart:axis>
          <chart:axis chart:dimension="y" chart:name="primary-y" chart:style-name="ch5">
            <chart:title svg:x="0.451cm" svg:y="5.923cm" chart:style-name="ch7">
              <text:p>Rate(MegaOPS/s)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line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series chart:style-name="ch11" chart:values-cell-range-address="local-table.$D$2:.$D$7" chart:label-cell-address="local-table.$D$1" chart:class="chart:line">
            <chart:data-point chart:repeated="6"/>
          </chart:series>
          <chart:series chart:style-name="ch12" chart:values-cell-range-address="local-table.$E$2:.$E$7" chart:label-cell-address="local-table.$E$1" chart:class="chart:line">
            <chart:data-point chart:repeated="6"/>
          </chart:series>
          <chart:series chart:style-name="ch13" chart:values-cell-range-address="local-table.$F$2:.$F$7" chart:label-cell-address="local-table.$F$1" chart:class="chart:line">
            <chart:data-point chart:repeated="6"/>
          </chart:series>
          <chart:series chart:style-name="ch14" chart:values-cell-range-address="local-table.$G$2:.$G$7" chart:label-cell-address="local-table.$G$1" chart:class="chart:line">
            <chart:data-point chart:repeated="6"/>
          </chart:series>
          <chart:series chart:style-name="ch15" chart:values-cell-range-address="local-table.$H$2:.$H$7" chart:label-cell-address="local-table.$H$1" chart:class="chart:line">
            <chart:data-point chart:repeated="6"/>
          </chart:series>
          <chart:series chart:style-name="ch16" chart:values-cell-range-address="local-table.$I$2:.$I$7" chart:label-cell-address="local-table.$I$1" chart:class="chart:line">
            <chart:data-point chart:repeated="6"/>
          </chart:series>
          <chart:series chart:style-name="ch17" chart:values-cell-range-address="local-table.$J$2:.$J$7" chart:label-cell-address="local-table.$J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T Naive Static</text:p>
              </table:table-cell>
              <table:table-cell office:value-type="string">
                <text:p>8T Naive Dynamic</text:p>
              </table:table-cell>
              <table:table-cell office:value-type="string">
                <text:p>8T Naive Guided</text:p>
              </table:table-cell>
              <table:table-cell office:value-type="string">
                <text:p>8T Loop Static</text:p>
              </table:table-cell>
              <table:table-cell office:value-type="string">
                <text:p>8T Loop Dynamic</text:p>
              </table:table-cell>
              <table:table-cell office:value-type="string">
                <text:p>8T Loop Guided</text:p>
              </table:table-cell>
              <table:table-cell office:value-type="string">
                <text:p>8T blocking static</text:p>
              </table:table-cell>
              <table:table-cell office:value-type="string">
                <text:p>8T Blocking dynamic</text:p>
              </table:table-cell>
              <table:table-cell office:value-type="string">
                <text:p>8T blocking guided</text:p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</table:table-cell>
              <table:table-cell office:value-type="float" office:value="1348.6357">
                <text:p>1348.6357</text:p>
              </table:table-cell>
              <table:table-cell office:value-type="float" office:value="967.209033">
                <text:p>967.209033</text:p>
              </table:table-cell>
              <table:table-cell office:value-type="float" office:value="1364.327536">
                <text:p>1364.327536</text:p>
              </table:table-cell>
              <table:table-cell office:value-type="float" office:value="1276.20232">
                <text:p>1276.20232</text:p>
              </table:table-cell>
              <table:table-cell office:value-type="float" office:value="1257.439374">
                <text:p>1257.439374</text:p>
              </table:table-cell>
              <table:table-cell office:value-type="float" office:value="1281.617215">
                <text:p>1281.617215</text:p>
              </table:table-cell>
              <table:table-cell office:value-type="float" office:value="273.849527">
                <text:p>273.849527</text:p>
              </table:table-cell>
              <table:table-cell office:value-type="float" office:value="267.807447">
                <text:p>267.807447</text:p>
              </table:table-cell>
              <table:table-cell office:value-type="float" office:value="271.217446">
                <text:p>271.217446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037.518658">
                <text:p>1037.518658</text:p>
              </table:table-cell>
              <table:table-cell office:value-type="float" office:value="635.795512">
                <text:p>635.795512</text:p>
              </table:table-cell>
              <table:table-cell office:value-type="float" office:value="653.406824">
                <text:p>653.406824</text:p>
              </table:table-cell>
              <table:table-cell office:value-type="float" office:value="1386.527162">
                <text:p>1386.527162</text:p>
              </table:table-cell>
              <table:table-cell office:value-type="float" office:value="1157.98767">
                <text:p>1157.98767</text:p>
              </table:table-cell>
              <table:table-cell office:value-type="float" office:value="1144.095484">
                <text:p>1144.095484</text:p>
              </table:table-cell>
              <table:table-cell office:value-type="float" office:value="299.723635">
                <text:p>299.723635</text:p>
              </table:table-cell>
              <table:table-cell office:value-type="float" office:value="279.572985">
                <text:p>279.572985</text:p>
              </table:table-cell>
              <table:table-cell office:value-type="float" office:value="288.73247">
                <text:p>288.7324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799.947211">
                <text:p>799.947211</text:p>
              </table:table-cell>
              <table:table-cell office:value-type="float" office:value="655.071982">
                <text:p>655.071982</text:p>
              </table:table-cell>
              <table:table-cell office:value-type="float" office:value="789.525963">
                <text:p>789.525963</text:p>
              </table:table-cell>
              <table:table-cell office:value-type="float" office:value="1493.596548">
                <text:p>1493.596548</text:p>
              </table:table-cell>
              <table:table-cell office:value-type="float" office:value="1488.903008">
                <text:p>1488.903008</text:p>
              </table:table-cell>
              <table:table-cell office:value-type="float" office:value="1504.853281">
                <text:p>1504.853281</text:p>
              </table:table-cell>
              <table:table-cell office:value-type="float" office:value="274.531136">
                <text:p>274.531136</text:p>
              </table:table-cell>
              <table:table-cell office:value-type="float" office:value="270.621076">
                <text:p>270.621076</text:p>
              </table:table-cell>
              <table:table-cell office:value-type="float" office:value="272.192529">
                <text:p>272.192529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455cm" svg:y="0.315cm" chart:style-name="ch2">
          <text:p>16 Thread OpenMP Rates</text:p>
        </chart:title>
        <chart:legend chart:legend-position="end" svg:x="11.295cm" svg:y="2.208cm" style:legend-expansion="high" chart:style-name="ch3"/>
        <chart:plot-area chart:style-name="ch4" chart:data-source-has-labels="both" svg:x="1.33cm" svg:y="1.273cm" svg:width="9.646cm" svg:height="6.566cm">
          <chartooo:coordinate-region svg:x="2.137cm" svg:y="1.473cm" svg:width="8.189cm" svg:height="5.719cm"/>
          <chart:axis chart:dimension="x" chart:name="primary-x" chart:style-name="ch5" chartooo:axis-type="auto">
            <chartooo:date-scale/>
            <chart:title svg:x="5.13cm" svg:y="8.018cm" chart:style-name="ch6">
              <text:p>Problem Size</text:p>
            </chart:title>
            <chart:categories table:cell-range-address="local-table.$A$2:.$A$7"/>
          </chart:axis>
          <chart:axis chart:dimension="y" chart:name="primary-y" chart:style-name="ch5">
            <chart:title svg:x="0.451cm" svg:y="5.923cm" chart:style-name="ch7">
              <text:p>Rate(MegaOPS/s)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line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series chart:style-name="ch11" chart:values-cell-range-address="local-table.$D$2:.$D$7" chart:label-cell-address="local-table.$D$1" chart:class="chart:line">
            <chart:data-point chart:repeated="6"/>
          </chart:series>
          <chart:series chart:style-name="ch12" chart:values-cell-range-address="local-table.$E$2:.$E$7" chart:label-cell-address="local-table.$E$1" chart:class="chart:line">
            <chart:data-point chart:repeated="6"/>
          </chart:series>
          <chart:series chart:style-name="ch13" chart:values-cell-range-address="local-table.$F$2:.$F$7" chart:label-cell-address="local-table.$F$1" chart:class="chart:line">
            <chart:data-point chart:repeated="6"/>
          </chart:series>
          <chart:series chart:style-name="ch14" chart:values-cell-range-address="local-table.$G$2:.$G$7" chart:label-cell-address="local-table.$G$1" chart:class="chart:line">
            <chart:data-point chart:repeated="6"/>
          </chart:series>
          <chart:series chart:style-name="ch15" chart:values-cell-range-address="local-table.$H$2:.$H$7" chart:label-cell-address="local-table.$H$1" chart:class="chart:line">
            <chart:data-point chart:repeated="6"/>
          </chart:series>
          <chart:series chart:style-name="ch16" chart:values-cell-range-address="local-table.$I$2:.$I$7" chart:label-cell-address="local-table.$I$1" chart:class="chart:line">
            <chart:data-point chart:repeated="6"/>
          </chart:series>
          <chart:series chart:style-name="ch17" chart:values-cell-range-address="local-table.$J$2:.$J$7" chart:label-cell-address="local-table.$J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T Naive Static</text:p>
              </table:table-cell>
              <table:table-cell office:value-type="string">
                <text:p>16T Naive Dynamic</text:p>
              </table:table-cell>
              <table:table-cell office:value-type="string">
                <text:p>16T Naive Guided</text:p>
              </table:table-cell>
              <table:table-cell office:value-type="string">
                <text:p>16T Loop Static</text:p>
              </table:table-cell>
              <table:table-cell office:value-type="string">
                <text:p>16T Loop Dynamic</text:p>
              </table:table-cell>
              <table:table-cell office:value-type="string">
                <text:p>16T Loop Guided</text:p>
              </table:table-cell>
              <table:table-cell office:value-type="string">
                <text:p>16T blocking static</text:p>
              </table:table-cell>
              <table:table-cell office:value-type="string">
                <text:p>16T Blocking dynamic</text:p>
              </table:table-cell>
              <table:table-cell office:value-type="string">
                <text:p>16T blocking guided</text:p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</table:table-cell>
              <table:table-cell office:value-type="float" office:value="1145.437473">
                <text:p>1145.437473</text:p>
              </table:table-cell>
              <table:table-cell office:value-type="float" office:value="942.193429">
                <text:p>942.193429</text:p>
              </table:table-cell>
              <table:table-cell office:value-type="float" office:value="1293.376962">
                <text:p>1293.376962</text:p>
              </table:table-cell>
              <table:table-cell office:value-type="float" office:value="1090.521292">
                <text:p>1090.521292</text:p>
              </table:table-cell>
              <table:table-cell office:value-type="float" office:value="1227.286768">
                <text:p>1227.286768</text:p>
              </table:table-cell>
              <table:table-cell office:value-type="float" office:value="1242.387222">
                <text:p>1242.387222</text:p>
              </table:table-cell>
              <table:table-cell office:value-type="float" office:value="289.681977">
                <text:p>289.681977</text:p>
              </table:table-cell>
              <table:table-cell office:value-type="float" office:value="271.512886">
                <text:p>271.512886</text:p>
              </table:table-cell>
              <table:table-cell office:value-type="float" office:value="274.864194">
                <text:p>274.86419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982.209006">
                <text:p>982.209006</text:p>
              </table:table-cell>
              <table:table-cell office:value-type="float" office:value="771.284133">
                <text:p>771.284133</text:p>
              </table:table-cell>
              <table:table-cell office:value-type="float" office:value="998.17504">
                <text:p>998.17504</text:p>
              </table:table-cell>
              <table:table-cell office:value-type="float" office:value="1298.34123">
                <text:p>1298.34123</text:p>
              </table:table-cell>
              <table:table-cell office:value-type="float" office:value="1366.403129">
                <text:p>1366.403129</text:p>
              </table:table-cell>
              <table:table-cell office:value-type="float" office:value="1351.544113">
                <text:p>1351.544113</text:p>
              </table:table-cell>
              <table:table-cell office:value-type="float" office:value="293.009554">
                <text:p>293.009554</text:p>
              </table:table-cell>
              <table:table-cell office:value-type="float" office:value="280.53611">
                <text:p>280.53611</text:p>
              </table:table-cell>
              <table:table-cell office:value-type="float" office:value="284.937122">
                <text:p>284.93712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784.269101">
                <text:p>784.269101</text:p>
              </table:table-cell>
              <table:table-cell office:value-type="float" office:value="654.656953">
                <text:p>654.656953</text:p>
              </table:table-cell>
              <table:table-cell office:value-type="float" office:value="734.475082">
                <text:p>734.475082</text:p>
              </table:table-cell>
              <table:table-cell office:value-type="float" office:value="1462.743796">
                <text:p>1462.743796</text:p>
              </table:table-cell>
              <table:table-cell office:value-type="float" office:value="1472.888345">
                <text:p>1472.888345</text:p>
              </table:table-cell>
              <table:table-cell office:value-type="float" office:value="1407.970848">
                <text:p>1407.970848</text:p>
              </table:table-cell>
              <table:table-cell office:value-type="float" office:value="296.105073">
                <text:p>296.105073</text:p>
              </table:table-cell>
              <table:table-cell office:value-type="float" office:value="277.759299">
                <text:p>277.759299</text:p>
              </table:table-cell>
              <table:table-cell office:value-type="float" office:value="283.889732">
                <text:p>283.889732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545.125922">
                <text:p>545.125922</text:p>
              </table:table-cell>
              <table:table-cell office:value-type="float" office:value="923.852625">
                <text:p>923.852625</text:p>
              </table:table-cell>
              <table:table-cell office:value-type="float" office:value="572.297075">
                <text:p>572.297075</text:p>
              </table:table-cell>
              <table:table-cell office:value-type="float" office:value="1576.730595">
                <text:p>1576.730595</text:p>
              </table:table-cell>
              <table:table-cell office:value-type="float" office:value="1599.542359">
                <text:p>1599.542359</text:p>
              </table:table-cell>
              <table:table-cell office:value-type="float" office:value="1543.210596">
                <text:p>1543.210596</text:p>
              </table:table-cell>
              <table:table-cell office:value-type="float" office:value="138.45024">
                <text:p>138.45024</text:p>
              </table:table-cell>
              <table:table-cell office:value-type="float" office:value="127.977127">
                <text:p>127.977127</text:p>
              </table:table-cell>
              <table:table-cell office:value-type="float" office:value="130.975482">
                <text:p>130.975482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455cm" svg:y="0.315cm" chart:style-name="ch2">
          <text:p>32 Thread OpenMP Rates</text:p>
        </chart:title>
        <chart:legend chart:legend-position="end" svg:x="11.295cm" svg:y="2.208cm" style:legend-expansion="high" chart:style-name="ch3"/>
        <chart:plot-area chart:style-name="ch4" chart:data-source-has-labels="both" svg:x="1.33cm" svg:y="1.273cm" svg:width="9.646cm" svg:height="6.566cm">
          <chartooo:coordinate-region svg:x="2.137cm" svg:y="1.473cm" svg:width="8.189cm" svg:height="5.719cm"/>
          <chart:axis chart:dimension="x" chart:name="primary-x" chart:style-name="ch5" chartooo:axis-type="auto">
            <chartooo:date-scale/>
            <chart:title svg:x="5.13cm" svg:y="8.018cm" chart:style-name="ch6">
              <text:p>Problem Size</text:p>
            </chart:title>
            <chart:categories table:cell-range-address="local-table.$A$2:.$A$7"/>
          </chart:axis>
          <chart:axis chart:dimension="y" chart:name="primary-y" chart:style-name="ch5">
            <chart:title svg:x="0.451cm" svg:y="5.923cm" chart:style-name="ch7">
              <text:p>Rate(MegaOPS/s)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line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series chart:style-name="ch11" chart:values-cell-range-address="local-table.$D$2:.$D$7" chart:label-cell-address="local-table.$D$1" chart:class="chart:line">
            <chart:data-point chart:repeated="6"/>
          </chart:series>
          <chart:series chart:style-name="ch12" chart:values-cell-range-address="local-table.$E$2:.$E$7" chart:label-cell-address="local-table.$E$1" chart:class="chart:line">
            <chart:data-point chart:repeated="6"/>
          </chart:series>
          <chart:series chart:style-name="ch13" chart:values-cell-range-address="local-table.$F$2:.$F$7" chart:label-cell-address="local-table.$F$1" chart:class="chart:line">
            <chart:data-point chart:repeated="6"/>
          </chart:series>
          <chart:series chart:style-name="ch14" chart:values-cell-range-address="local-table.$G$2:.$G$7" chart:label-cell-address="local-table.$G$1" chart:class="chart:line">
            <chart:data-point chart:repeated="6"/>
          </chart:series>
          <chart:series chart:style-name="ch15" chart:values-cell-range-address="local-table.$H$2:.$H$7" chart:label-cell-address="local-table.$H$1" chart:class="chart:line">
            <chart:data-point chart:repeated="6"/>
          </chart:series>
          <chart:series chart:style-name="ch16" chart:values-cell-range-address="local-table.$I$2:.$I$7" chart:label-cell-address="local-table.$I$1" chart:class="chart:line">
            <chart:data-point chart:repeated="6"/>
          </chart:series>
          <chart:series chart:style-name="ch17" chart:values-cell-range-address="local-table.$J$2:.$J$7" chart:label-cell-address="local-table.$J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T Naive Static</text:p>
              </table:table-cell>
              <table:table-cell office:value-type="string">
                <text:p>32T Naive Dynamic</text:p>
              </table:table-cell>
              <table:table-cell office:value-type="string">
                <text:p>32T Naive Guided</text:p>
              </table:table-cell>
              <table:table-cell office:value-type="string">
                <text:p>32T Loop Static</text:p>
              </table:table-cell>
              <table:table-cell office:value-type="string">
                <text:p>32T Loop Dynamic</text:p>
              </table:table-cell>
              <table:table-cell office:value-type="string">
                <text:p>32T Loop Guided</text:p>
              </table:table-cell>
              <table:table-cell office:value-type="string">
                <text:p>32T blocking static</text:p>
              </table:table-cell>
              <table:table-cell office:value-type="string">
                <text:p>32T Blocking dynamic</text:p>
              </table:table-cell>
              <table:table-cell office:value-type="string">
                <text:p>32T blocking guided</text:p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</table:table-cell>
              <table:table-cell office:value-type="float" office:value="1115.456338">
                <text:p>1115.456338</text:p>
              </table:table-cell>
              <table:table-cell office:value-type="float" office:value="897.875547">
                <text:p>897.875547</text:p>
              </table:table-cell>
              <table:table-cell office:value-type="float" office:value="1130.040835">
                <text:p>1130.040835</text:p>
              </table:table-cell>
              <table:table-cell office:value-type="float" office:value="1062.513006">
                <text:p>1062.513006</text:p>
              </table:table-cell>
              <table:table-cell office:value-type="float" office:value="1187.760331">
                <text:p>1187.760331</text:p>
              </table:table-cell>
              <table:table-cell office:value-type="float" office:value="1146.272409">
                <text:p>1146.272409</text:p>
              </table:table-cell>
              <table:table-cell office:value-type="float" office:value="291.544951">
                <text:p>291.544951</text:p>
              </table:table-cell>
              <table:table-cell office:value-type="float" office:value="273.624855">
                <text:p>273.624855</text:p>
              </table:table-cell>
              <table:table-cell office:value-type="float" office:value="277.823104">
                <text:p>277.82310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957.255803">
                <text:p>957.255803</text:p>
              </table:table-cell>
              <table:table-cell office:value-type="float" office:value="762.836061">
                <text:p>762.836061</text:p>
              </table:table-cell>
              <table:table-cell office:value-type="float" office:value="954.241638">
                <text:p>954.241638</text:p>
              </table:table-cell>
              <table:table-cell office:value-type="float" office:value="1292.112472">
                <text:p>1292.112472</text:p>
              </table:table-cell>
              <table:table-cell office:value-type="float" office:value="1311.097727">
                <text:p>1311.097727</text:p>
              </table:table-cell>
              <table:table-cell office:value-type="float" office:value="1278.398612">
                <text:p>1278.398612</text:p>
              </table:table-cell>
              <table:table-cell office:value-type="float" office:value="291.255394">
                <text:p>291.255394</text:p>
              </table:table-cell>
              <table:table-cell office:value-type="float" office:value="276.799961">
                <text:p>276.799961</text:p>
              </table:table-cell>
              <table:table-cell office:value-type="float" office:value="281.221211">
                <text:p>281.221211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770.825726">
                <text:p>770.825726</text:p>
              </table:table-cell>
              <table:table-cell office:value-type="float" office:value="639.965051">
                <text:p>639.965051</text:p>
              </table:table-cell>
              <table:table-cell office:value-type="float" office:value="705.249485">
                <text:p>705.249485</text:p>
              </table:table-cell>
              <table:table-cell office:value-type="float" office:value="1460.717287">
                <text:p>1460.717287</text:p>
              </table:table-cell>
              <table:table-cell office:value-type="float" office:value="1428.057559">
                <text:p>1428.057559</text:p>
              </table:table-cell>
              <table:table-cell office:value-type="float" office:value="1405.004527">
                <text:p>1405.004527</text:p>
              </table:table-cell>
              <table:table-cell office:value-type="float" office:value="291.514491">
                <text:p>291.514491</text:p>
              </table:table-cell>
              <table:table-cell office:value-type="float" office:value="278.193753">
                <text:p>278.193753</text:p>
              </table:table-cell>
              <table:table-cell office:value-type="float" office:value="284.39913">
                <text:p>284.39913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525.150794">
                <text:p>525.150794</text:p>
              </table:table-cell>
              <table:table-cell office:value-type="float" office:value="911.801945">
                <text:p>911.801945</text:p>
              </table:table-cell>
              <table:table-cell office:value-type="float" office:value="581.493496">
                <text:p>581.493496</text:p>
              </table:table-cell>
              <table:table-cell office:value-type="float" office:value="1581.892026">
                <text:p>1581.892026</text:p>
              </table:table-cell>
              <table:table-cell office:value-type="float" office:value="1604.538838">
                <text:p>1604.538838</text:p>
              </table:table-cell>
              <table:table-cell office:value-type="float" office:value="1576.618339">
                <text:p>1576.618339</text:p>
              </table:table-cell>
              <table:table-cell office:value-type="float" office:value="137.107243">
                <text:p>137.107243</text:p>
              </table:table-cell>
              <table:table-cell office:value-type="float" office:value="127.527798">
                <text:p>127.527798</text:p>
              </table:table-cell>
              <table:table-cell office:value-type="float" office:value="132.075087">
                <text:p>132.075087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712cm" svg:y="0.315cm" chart:style-name="ch2">
          <text:p>CUDA Rates</text:p>
        </chart:title>
        <chart:legend chart:legend-position="end" svg:x="12.538cm" svg:y="3.951cm" style:legend-expansion="high" chart:style-name="ch3"/>
        <chart:plot-area chart:style-name="ch4" chart:data-source-has-labels="both" svg:x="1.33cm" svg:y="1.273cm" svg:width="10.889cm" svg:height="6.566cm">
          <chartooo:coordinate-region svg:x="2.322cm" svg:y="1.473cm" svg:width="9.247cm" svg:height="5.719cm"/>
          <chart:axis chart:dimension="x" chart:name="primary-x" chart:style-name="ch5" chartooo:axis-type="auto">
            <chartooo:date-scale/>
            <chart:title svg:x="5.751cm" svg:y="8.018cm" chart:style-name="ch6">
              <text:p>Problem Size</text:p>
            </chart:title>
            <chart:categories table:cell-range-address="local-table.$A$2:.$A$7"/>
          </chart:axis>
          <chart:axis chart:dimension="y" chart:name="primary-y" chart:style-name="ch5">
            <chart:title svg:x="0.451cm" svg:y="5.923cm" chart:style-name="ch7">
              <text:p>Rate(MegaOPS/s)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line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 Global</text:p>
              </table:table-cell>
              <table:table-cell office:value-type="string">
                <text:p>CUDA Shared</text:p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</table:table-cell>
              <table:table-cell office:value-type="float" office:value="4245.489602">
                <text:p>4245.489602</text:p>
              </table:table-cell>
              <table:table-cell office:value-type="float" office:value="10590.834865">
                <text:p>10590.83486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4022.136993">
                <text:p>4022.136993</text:p>
              </table:table-cell>
              <table:table-cell office:value-type="float" office:value="10695.764906">
                <text:p>10695.764906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4286.455405">
                <text:p>4286.455405</text:p>
              </table:table-cell>
              <table:table-cell office:value-type="float" office:value="10717.49588">
                <text:p>10717.4958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289.204725">
                <text:p>4289.204725</text:p>
              </table:table-cell>
              <table:table-cell office:value-type="float" office:value="10720.962859">
                <text:p>10720.962859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108.220254">
                <text:p>4108.220254</text:p>
              </table:table-cell>
              <table:table-cell office:value-type="float" office:value="10717.5372">
                <text:p>10717.5372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4200">
                <text:p>4200</text:p>
              </table:table-cell>
              <table:table-cell office:value-type="float" office:value="10700">
                <text:p>1070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4.569cm" svg:y="0.315cm" chart:style-name="ch2">
          <text:p>1 Thread OpenMP Execution Times</text:p>
        </chart:title>
        <chart:legend chart:legend-position="end" svg:x="11.48cm" svg:y="2.208cm" style:legend-expansion="high" chart:style-name="ch3"/>
        <chart:plot-area chart:style-name="ch4" chart:data-source-has-labels="both" svg:x="1.33cm" svg:y="1.273cm" svg:width="9.831cm" svg:height="6.566cm">
          <chartooo:coordinate-region svg:x="2.507cm" svg:y="1.472cm" svg:width="8.189cm" svg:height="5.72cm"/>
          <chart:axis chart:dimension="x" chart:name="primary-x" chart:style-name="ch5" chartooo:axis-type="auto">
            <chartooo:date-scale/>
            <chart:title svg:x="5.222cm" svg:y="8.018cm" chart:style-name="ch6">
              <text:p>Problem Size</text:p>
            </chart:title>
            <chart:categories table:cell-range-address="local-table.$A$2:.$A$7"/>
          </chart:axis>
          <chart:axis chart:dimension="y" chart:name="primary-y" chart:style-name="ch5">
            <chart:title svg:x="0.451cm" svg:y="5.896cm" chart:style-name="ch7">
              <text:p>Execution Time(s)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line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series chart:style-name="ch11" chart:values-cell-range-address="local-table.$D$2:.$D$7" chart:label-cell-address="local-table.$D$1" chart:class="chart:line">
            <chart:data-point chart:repeated="6"/>
          </chart:series>
          <chart:series chart:style-name="ch12" chart:values-cell-range-address="local-table.$E$2:.$E$7" chart:label-cell-address="local-table.$E$1" chart:class="chart:line">
            <chart:data-point chart:repeated="6"/>
          </chart:series>
          <chart:series chart:style-name="ch13" chart:values-cell-range-address="local-table.$F$2:.$F$7" chart:label-cell-address="local-table.$F$1" chart:class="chart:line">
            <chart:data-point chart:repeated="6"/>
          </chart:series>
          <chart:series chart:style-name="ch14" chart:values-cell-range-address="local-table.$G$2:.$G$7" chart:label-cell-address="local-table.$G$1" chart:class="chart:line">
            <chart:data-point chart:repeated="6"/>
          </chart:series>
          <chart:series chart:style-name="ch15" chart:values-cell-range-address="local-table.$H$2:.$H$7" chart:label-cell-address="local-table.$H$1" chart:class="chart:line">
            <chart:data-point chart:repeated="6"/>
          </chart:series>
          <chart:series chart:style-name="ch16" chart:values-cell-range-address="local-table.$I$2:.$I$7" chart:label-cell-address="local-table.$I$1" chart:class="chart:line">
            <chart:data-point chart:repeated="6"/>
          </chart:series>
          <chart:series chart:style-name="ch17" chart:values-cell-range-address="local-table.$J$2:.$J$7" chart:label-cell-address="local-table.$J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T Naive Static</text:p>
              </table:table-cell>
              <table:table-cell office:value-type="string">
                <text:p>1T Naive Dynamic</text:p>
              </table:table-cell>
              <table:table-cell office:value-type="string">
                <text:p>1T Naive Guided</text:p>
              </table:table-cell>
              <table:table-cell office:value-type="string">
                <text:p>1T Loop Static</text:p>
              </table:table-cell>
              <table:table-cell office:value-type="string">
                <text:p>1T Loop Dynamic</text:p>
              </table:table-cell>
              <table:table-cell office:value-type="string">
                <text:p>1T Loop Guided</text:p>
              </table:table-cell>
              <table:table-cell office:value-type="string">
                <text:p>1T blocking static</text:p>
              </table:table-cell>
              <table:table-cell office:value-type="string">
                <text:p>1T Blocking dynamic</text:p>
              </table:table-cell>
              <table:table-cell office:value-type="string">
                <text:p>1T blocking guided</text:p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</table:table-cell>
              <table:table-cell office:value-type="float" office:value="0.801711">
                <text:p>0.801711</text:p>
              </table:table-cell>
              <table:table-cell office:value-type="float" office:value="0.791349">
                <text:p>0.791349</text:p>
              </table:table-cell>
              <table:table-cell office:value-type="float" office:value="0.789924">
                <text:p>0.789924</text:p>
              </table:table-cell>
              <table:table-cell office:value-type="float" office:value="0.532173">
                <text:p>0.532173</text:p>
              </table:table-cell>
              <table:table-cell office:value-type="float" office:value="0.535115">
                <text:p>0.535115</text:p>
              </table:table-cell>
              <table:table-cell office:value-type="float" office:value="0.529494">
                <text:p>0.529494</text:p>
              </table:table-cell>
              <table:table-cell office:value-type="float" office:value="0.511521">
                <text:p>0.511521</text:p>
              </table:table-cell>
              <table:table-cell office:value-type="float" office:value="0.511566">
                <text:p>0.511566</text:p>
              </table:table-cell>
              <table:table-cell office:value-type="float" office:value="0.510404">
                <text:p>0.51040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7.387985">
                <text:p>7.387985</text:p>
              </table:table-cell>
              <table:table-cell office:value-type="float" office:value="7.392722">
                <text:p>7.392722</text:p>
              </table:table-cell>
              <table:table-cell office:value-type="float" office:value="7.265678">
                <text:p>7.265678</text:p>
              </table:table-cell>
              <table:table-cell office:value-type="float" office:value="4.190575">
                <text:p>4.190575</text:p>
              </table:table-cell>
              <table:table-cell office:value-type="float" office:value="4.210298">
                <text:p>4.210298</text:p>
              </table:table-cell>
              <table:table-cell office:value-type="float" office:value="4.189835">
                <text:p>4.189835</text:p>
              </table:table-cell>
              <table:table-cell office:value-type="float" office:value="4.072103">
                <text:p>4.072103</text:p>
              </table:table-cell>
              <table:table-cell office:value-type="float" office:value="4.099972">
                <text:p>4.099972</text:p>
              </table:table-cell>
              <table:table-cell office:value-type="float" office:value="4.06977">
                <text:p>4.0697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05.568463">
                <text:p>105.568463</text:p>
              </table:table-cell>
              <table:table-cell office:value-type="float" office:value="105.628902">
                <text:p>105.628902</text:p>
              </table:table-cell>
              <table:table-cell office:value-type="float" office:value="105.821441">
                <text:p>105.821441</text:p>
              </table:table-cell>
              <table:table-cell office:value-type="float" office:value="33.507684">
                <text:p>33.507684</text:p>
              </table:table-cell>
              <table:table-cell office:value-type="float" office:value="33.619923">
                <text:p>33.619923</text:p>
              </table:table-cell>
              <table:table-cell office:value-type="float" office:value="33.478914">
                <text:p>33.478914</text:p>
              </table:table-cell>
              <table:table-cell office:value-type="float" office:value="34.867947">
                <text:p>34.867947</text:p>
              </table:table-cell>
              <table:table-cell office:value-type="float" office:value="35.298468">
                <text:p>35.298468</text:p>
              </table:table-cell>
              <table:table-cell office:value-type="float" office:value="34.964643">
                <text:p>34.964643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844.547704">
                <text:p>844.547704</text:p>
              </table:table-cell>
              <table:table-cell office:value-type="float" office:value="845.031216">
                <text:p>845.031216</text:p>
              </table:table-cell>
              <table:table-cell office:value-type="float" office:value="846.571528">
                <text:p>846.571528</text:p>
              </table:table-cell>
              <table:table-cell office:value-type="float" office:value="268.061472">
                <text:p>268.061472</text:p>
              </table:table-cell>
              <table:table-cell office:value-type="float" office:value="268.959384">
                <text:p>268.959384</text:p>
              </table:table-cell>
              <table:table-cell office:value-type="float" office:value="267.831312">
                <text:p>267.831312</text:p>
              </table:table-cell>
              <table:table-cell office:value-type="float" office:value="278.943576">
                <text:p>278.943576</text:p>
              </table:table-cell>
              <table:table-cell office:value-type="float" office:value="282.387744">
                <text:p>282.387744</text:p>
              </table:table-cell>
              <table:table-cell office:value-type="float" office:value="279.717144">
                <text:p>279.717144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6756.381632">
                <text:p>6756.381632</text:p>
              </table:table-cell>
              <table:table-cell office:value-type="float" office:value="6760.249728">
                <text:p>6760.249728</text:p>
              </table:table-cell>
              <table:table-cell office:value-type="float" office:value="6772.572224">
                <text:p>6772.572224</text:p>
              </table:table-cell>
              <table:table-cell office:value-type="float" office:value="2144.491776">
                <text:p>2144.491776</text:p>
              </table:table-cell>
              <table:table-cell office:value-type="float" office:value="2151.675072">
                <text:p>2151.675072</text:p>
              </table:table-cell>
              <table:table-cell office:value-type="float" office:value="2142.650496">
                <text:p>2142.650496</text:p>
              </table:table-cell>
              <table:table-cell office:value-type="float" office:value="2231.548608">
                <text:p>2231.548608</text:p>
              </table:table-cell>
              <table:table-cell office:value-type="float" office:value="2259.101952">
                <text:p>2259.101952</text:p>
              </table:table-cell>
              <table:table-cell office:value-type="float" office:value="2237.737152">
                <text:p>2237.737152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54051.053056">
                <text:p>54051.053056</text:p>
              </table:table-cell>
              <table:table-cell office:value-type="float" office:value="54081.997824">
                <text:p>54081.997824</text:p>
              </table:table-cell>
              <table:table-cell office:value-type="float" office:value="54180.577792">
                <text:p>54180.577792</text:p>
              </table:table-cell>
              <table:table-cell office:value-type="float" office:value="17155.934208">
                <text:p>17155.934208</text:p>
              </table:table-cell>
              <table:table-cell office:value-type="float" office:value="17213.400576">
                <text:p>17213.400576</text:p>
              </table:table-cell>
              <table:table-cell office:value-type="float" office:value="17141.203968">
                <text:p>17141.203968</text:p>
              </table:table-cell>
              <table:table-cell office:value-type="float" office:value="17852.388864">
                <text:p>17852.388864</text:p>
              </table:table-cell>
              <table:table-cell office:value-type="float" office:value="18072.815616">
                <text:p>18072.815616</text:p>
              </table:table-cell>
              <table:table-cell office:value-type="float" office:value="17901.897216">
                <text:p>17901.8972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4.569cm" svg:y="0.315cm" chart:style-name="ch2">
          <text:p>2 Thread OpenMP Execution Times</text:p>
        </chart:title>
        <chart:legend chart:legend-position="end" svg:x="11.48cm" svg:y="2.208cm" style:legend-expansion="high" chart:style-name="ch3"/>
        <chart:plot-area chart:style-name="ch4" chart:data-source-has-labels="both" svg:x="1.33cm" svg:y="1.273cm" svg:width="9.831cm" svg:height="6.566cm">
          <chartooo:coordinate-region svg:x="2.507cm" svg:y="1.472cm" svg:width="8.189cm" svg:height="5.72cm"/>
          <chart:axis chart:dimension="x" chart:name="primary-x" chart:style-name="ch5" chartooo:axis-type="auto">
            <chartooo:date-scale/>
            <chart:title svg:x="5.222cm" svg:y="8.018cm" chart:style-name="ch6">
              <text:p>Problem Size</text:p>
            </chart:title>
            <chart:categories table:cell-range-address="local-table.$A$2:.$A$7"/>
          </chart:axis>
          <chart:axis chart:dimension="y" chart:name="primary-y" chart:style-name="ch5">
            <chart:title svg:x="0.451cm" svg:y="5.896cm" chart:style-name="ch7">
              <text:p>Executino Time(s)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line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series chart:style-name="ch11" chart:values-cell-range-address="local-table.$D$2:.$D$7" chart:label-cell-address="local-table.$D$1" chart:class="chart:line">
            <chart:data-point chart:repeated="6"/>
          </chart:series>
          <chart:series chart:style-name="ch12" chart:values-cell-range-address="local-table.$E$2:.$E$7" chart:label-cell-address="local-table.$E$1" chart:class="chart:line">
            <chart:data-point chart:repeated="6"/>
          </chart:series>
          <chart:series chart:style-name="ch13" chart:values-cell-range-address="local-table.$F$2:.$F$7" chart:label-cell-address="local-table.$F$1" chart:class="chart:line">
            <chart:data-point chart:repeated="6"/>
          </chart:series>
          <chart:series chart:style-name="ch14" chart:values-cell-range-address="local-table.$G$2:.$G$7" chart:label-cell-address="local-table.$G$1" chart:class="chart:line">
            <chart:data-point chart:repeated="6"/>
          </chart:series>
          <chart:series chart:style-name="ch15" chart:values-cell-range-address="local-table.$H$2:.$H$7" chart:label-cell-address="local-table.$H$1" chart:class="chart:line">
            <chart:data-point chart:repeated="6"/>
          </chart:series>
          <chart:series chart:style-name="ch16" chart:values-cell-range-address="local-table.$I$2:.$I$7" chart:label-cell-address="local-table.$I$1" chart:class="chart:line">
            <chart:data-point chart:repeated="6"/>
          </chart:series>
          <chart:series chart:style-name="ch17" chart:values-cell-range-address="local-table.$J$2:.$J$7" chart:label-cell-address="local-table.$J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T Naive Static</text:p>
              </table:table-cell>
              <table:table-cell office:value-type="string">
                <text:p>2T Naive Dynamic</text:p>
              </table:table-cell>
              <table:table-cell office:value-type="string">
                <text:p>2T Naive Guided</text:p>
              </table:table-cell>
              <table:table-cell office:value-type="string">
                <text:p>2T Loop Static</text:p>
              </table:table-cell>
              <table:table-cell office:value-type="string">
                <text:p>2T Loop Dynamic</text:p>
              </table:table-cell>
              <table:table-cell office:value-type="string">
                <text:p>2T Loop Guided</text:p>
              </table:table-cell>
              <table:table-cell office:value-type="string">
                <text:p>2T blocking static</text:p>
              </table:table-cell>
              <table:table-cell office:value-type="string">
                <text:p>2T Blocking dynamic</text:p>
              </table:table-cell>
              <table:table-cell office:value-type="string">
                <text:p>2T blocking guided</text:p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</table:table-cell>
              <table:table-cell office:value-type="float" office:value="0.404846">
                <text:p>0.404846</text:p>
              </table:table-cell>
              <table:table-cell office:value-type="float" office:value="0.485243">
                <text:p>0.485243</text:p>
              </table:table-cell>
              <table:table-cell office:value-type="float" office:value="0.404162">
                <text:p>0.404162</text:p>
              </table:table-cell>
              <table:table-cell office:value-type="float" office:value="0.456906">
                <text:p>0.456906</text:p>
              </table:table-cell>
              <table:table-cell office:value-type="float" office:value="0.451932">
                <text:p>0.451932</text:p>
              </table:table-cell>
              <table:table-cell office:value-type="float" office:value="0.454124">
                <text:p>0.454124</text:p>
              </table:table-cell>
              <table:table-cell office:value-type="float" office:value="0.350987">
                <text:p>0.350987</text:p>
              </table:table-cell>
              <table:table-cell office:value-type="float" office:value="0.376555">
                <text:p>0.376555</text:p>
              </table:table-cell>
              <table:table-cell office:value-type="float" office:value="0.353918">
                <text:p>0.35391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.722561">
                <text:p>3.722561</text:p>
              </table:table-cell>
              <table:table-cell office:value-type="float" office:value="5.850177">
                <text:p>5.850177</text:p>
              </table:table-cell>
              <table:table-cell office:value-type="float" office:value="3.743134">
                <text:p>3.743134</text:p>
              </table:table-cell>
              <table:table-cell office:value-type="float" office:value="3.360096">
                <text:p>3.360096</text:p>
              </table:table-cell>
              <table:table-cell office:value-type="float" office:value="3.279516">
                <text:p>3.279516</text:p>
              </table:table-cell>
              <table:table-cell office:value-type="float" office:value="3.379324">
                <text:p>3.379324</text:p>
              </table:table-cell>
              <table:table-cell office:value-type="float" office:value="2.888055">
                <text:p>2.888055</text:p>
              </table:table-cell>
              <table:table-cell office:value-type="float" office:value="3.033156">
                <text:p>3.033156</text:p>
              </table:table-cell>
              <table:table-cell office:value-type="float" office:value="2.846259">
                <text:p>2.846259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53.279103">
                <text:p>53.279103</text:p>
              </table:table-cell>
              <table:table-cell office:value-type="float" office:value="65.794524">
                <text:p>65.794524</text:p>
              </table:table-cell>
              <table:table-cell office:value-type="float" office:value="53.385364">
                <text:p>53.385364</text:p>
              </table:table-cell>
              <table:table-cell office:value-type="float" office:value="24.534923">
                <text:p>24.534923</text:p>
              </table:table-cell>
              <table:table-cell office:value-type="float" office:value="24.019894">
                <text:p>24.019894</text:p>
              </table:table-cell>
              <table:table-cell office:value-type="float" office:value="24.56044">
                <text:p>24.56044</text:p>
              </table:table-cell>
              <table:table-cell office:value-type="float" office:value="23.544276">
                <text:p>23.544276</text:p>
              </table:table-cell>
              <table:table-cell office:value-type="float" office:value="24.766803">
                <text:p>24.766803</text:p>
              </table:table-cell>
              <table:table-cell office:value-type="float" office:value="22.658663">
                <text:p>22.658663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26.232824">
                <text:p>426.232824</text:p>
              </table:table-cell>
              <table:table-cell office:value-type="float" office:value="526.356192">
                <text:p>526.356192</text:p>
              </table:table-cell>
              <table:table-cell office:value-type="float" office:value="427.082912">
                <text:p>427.082912</text:p>
              </table:table-cell>
              <table:table-cell office:value-type="float" office:value="196.279384">
                <text:p>196.279384</text:p>
              </table:table-cell>
              <table:table-cell office:value-type="float" office:value="192.159152">
                <text:p>192.159152</text:p>
              </table:table-cell>
              <table:table-cell office:value-type="float" office:value="196.48352">
                <text:p>196.48352</text:p>
              </table:table-cell>
              <table:table-cell office:value-type="float" office:value="188.354208">
                <text:p>188.354208</text:p>
              </table:table-cell>
              <table:table-cell office:value-type="float" office:value="198.134424">
                <text:p>198.134424</text:p>
              </table:table-cell>
              <table:table-cell office:value-type="float" office:value="181.269304">
                <text:p>181.269304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3409.862592">
                <text:p>3409.862592</text:p>
              </table:table-cell>
              <table:table-cell office:value-type="float" office:value="4210.849536">
                <text:p>4210.849536</text:p>
              </table:table-cell>
              <table:table-cell office:value-type="float" office:value="3416.663296">
                <text:p>3416.663296</text:p>
              </table:table-cell>
              <table:table-cell office:value-type="float" office:value="1570.235072">
                <text:p>1570.235072</text:p>
              </table:table-cell>
              <table:table-cell office:value-type="float" office:value="1537.273216">
                <text:p>1537.273216</text:p>
              </table:table-cell>
              <table:table-cell office:value-type="float" office:value="1571.86816">
                <text:p>1571.86816</text:p>
              </table:table-cell>
              <table:table-cell office:value-type="float" office:value="1506.833664">
                <text:p>1506.833664</text:p>
              </table:table-cell>
              <table:table-cell office:value-type="float" office:value="1585.075392">
                <text:p>1585.075392</text:p>
              </table:table-cell>
              <table:table-cell office:value-type="float" office:value="1450.154432">
                <text:p>1450.154432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27278.900736">
                <text:p>27278.900736</text:p>
              </table:table-cell>
              <table:table-cell office:value-type="float" office:value="33686.796288">
                <text:p>33686.796288</text:p>
              </table:table-cell>
              <table:table-cell office:value-type="float" office:value="27333.306368">
                <text:p>27333.306368</text:p>
              </table:table-cell>
              <table:table-cell office:value-type="float" office:value="12561.880576">
                <text:p>12561.880576</text:p>
              </table:table-cell>
              <table:table-cell office:value-type="float" office:value="12298.185728">
                <text:p>12298.185728</text:p>
              </table:table-cell>
              <table:table-cell office:value-type="float" office:value="12574.94528">
                <text:p>12574.94528</text:p>
              </table:table-cell>
              <table:table-cell office:value-type="float" office:value="12054.669312">
                <text:p>12054.669312</text:p>
              </table:table-cell>
              <table:table-cell office:value-type="float" office:value="12680.603136">
                <text:p>12680.603136</text:p>
              </table:table-cell>
              <table:table-cell office:value-type="float" office:value="11601.235456">
                <text:p>11601.2354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4.569cm" svg:y="0.315cm" chart:style-name="ch2">
          <text:p>4 Thread OpenMP Execution Times</text:p>
        </chart:title>
        <chart:legend chart:legend-position="end" svg:x="11.48cm" svg:y="2.208cm" style:legend-expansion="high" chart:style-name="ch3"/>
        <chart:plot-area chart:style-name="ch4" chart:data-source-has-labels="both" svg:x="1.33cm" svg:y="1.273cm" svg:width="9.831cm" svg:height="6.566cm">
          <chartooo:coordinate-region svg:x="2.507cm" svg:y="1.472cm" svg:width="8.189cm" svg:height="5.72cm"/>
          <chart:axis chart:dimension="x" chart:name="primary-x" chart:style-name="ch5" chartooo:axis-type="auto">
            <chartooo:date-scale/>
            <chart:title svg:x="5.222cm" svg:y="8.018cm" chart:style-name="ch6">
              <text:p>Problem Size</text:p>
            </chart:title>
            <chart:categories table:cell-range-address="local-table.$A$2:.$A$7"/>
          </chart:axis>
          <chart:axis chart:dimension="y" chart:name="primary-y" chart:style-name="ch5">
            <chart:title svg:x="0.451cm" svg:y="5.896cm" chart:style-name="ch7">
              <text:p>Execution Time(s)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line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series chart:style-name="ch11" chart:values-cell-range-address="local-table.$D$2:.$D$7" chart:label-cell-address="local-table.$D$1" chart:class="chart:line">
            <chart:data-point chart:repeated="6"/>
          </chart:series>
          <chart:series chart:style-name="ch12" chart:values-cell-range-address="local-table.$E$2:.$E$7" chart:label-cell-address="local-table.$E$1" chart:class="chart:line">
            <chart:data-point chart:repeated="6"/>
          </chart:series>
          <chart:series chart:style-name="ch13" chart:values-cell-range-address="local-table.$F$2:.$F$7" chart:label-cell-address="local-table.$F$1" chart:class="chart:line">
            <chart:data-point chart:repeated="6"/>
          </chart:series>
          <chart:series chart:style-name="ch14" chart:values-cell-range-address="local-table.$G$2:.$G$7" chart:label-cell-address="local-table.$G$1" chart:class="chart:line">
            <chart:data-point chart:repeated="6"/>
          </chart:series>
          <chart:series chart:style-name="ch15" chart:values-cell-range-address="local-table.$H$2:.$H$7" chart:label-cell-address="local-table.$H$1" chart:class="chart:line">
            <chart:data-point chart:repeated="6"/>
          </chart:series>
          <chart:series chart:style-name="ch16" chart:values-cell-range-address="local-table.$I$2:.$I$7" chart:label-cell-address="local-table.$I$1" chart:class="chart:line">
            <chart:data-point chart:repeated="6"/>
          </chart:series>
          <chart:series chart:style-name="ch17" chart:values-cell-range-address="local-table.$J$2:.$J$7" chart:label-cell-address="local-table.$J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T Naive Static</text:p>
              </table:table-cell>
              <table:table-cell office:value-type="string">
                <text:p>4T Naive Dynamic</text:p>
              </table:table-cell>
              <table:table-cell office:value-type="string">
                <text:p>4T Naive Guided</text:p>
              </table:table-cell>
              <table:table-cell office:value-type="string">
                <text:p>4T Loop Static</text:p>
              </table:table-cell>
              <table:table-cell office:value-type="string">
                <text:p>4T Loop Dynamic</text:p>
              </table:table-cell>
              <table:table-cell office:value-type="string">
                <text:p>4T Loop Guided</text:p>
              </table:table-cell>
              <table:table-cell office:value-type="string">
                <text:p>4T blocking static</text:p>
              </table:table-cell>
              <table:table-cell office:value-type="string">
                <text:p>4T Blocking dynamic</text:p>
              </table:table-cell>
              <table:table-cell office:value-type="string">
                <text:p>4T blocking guided</text:p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</table:table-cell>
              <table:table-cell office:value-type="float" office:value="0.208799">
                <text:p>0.208799</text:p>
              </table:table-cell>
              <table:table-cell office:value-type="float" office:value="0.377557">
                <text:p>0.377557</text:p>
              </table:table-cell>
              <table:table-cell office:value-type="float" office:value="0.211816">
                <text:p>0.211816</text:p>
              </table:table-cell>
              <table:table-cell office:value-type="float" office:value="0.248864">
                <text:p>0.248864</text:p>
              </table:table-cell>
              <table:table-cell office:value-type="float" office:value="0.248928">
                <text:p>0.248928</text:p>
              </table:table-cell>
              <table:table-cell office:value-type="float" office:value="0.244944">
                <text:p>0.244944</text:p>
              </table:table-cell>
              <table:table-cell office:value-type="float" office:value="0.75493">
                <text:p>0.75493</text:p>
              </table:table-cell>
              <table:table-cell office:value-type="float" office:value="0.789533">
                <text:p>0.789533</text:p>
              </table:table-cell>
              <table:table-cell office:value-type="float" office:value="0.776819">
                <text:p>0.77681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.903537">
                <text:p>1.903537</text:p>
              </table:table-cell>
              <table:table-cell office:value-type="float" office:value="3.329227">
                <text:p>3.329227</text:p>
              </table:table-cell>
              <table:table-cell office:value-type="float" office:value="1.849153">
                <text:p>1.849153</text:p>
              </table:table-cell>
              <table:table-cell office:value-type="float" office:value="1.822452">
                <text:p>1.822452</text:p>
              </table:table-cell>
              <table:table-cell office:value-type="float" office:value="2.359669">
                <text:p>2.359669</text:p>
              </table:table-cell>
              <table:table-cell office:value-type="float" office:value="2.367178">
                <text:p>2.367178</text:p>
              </table:table-cell>
              <table:table-cell office:value-type="float" office:value="5.969714">
                <text:p>5.969714</text:p>
              </table:table-cell>
              <table:table-cell office:value-type="float" office:value="6.283822">
                <text:p>6.283822</text:p>
              </table:table-cell>
              <table:table-cell office:value-type="float" office:value="6.194422">
                <text:p>6.19442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8.302331">
                <text:p>28.302331</text:p>
              </table:table-cell>
              <table:table-cell office:value-type="float" office:value="35.399332">
                <text:p>35.399332</text:p>
              </table:table-cell>
              <table:table-cell office:value-type="float" office:value="28.222713">
                <text:p>28.222713</text:p>
              </table:table-cell>
              <table:table-cell office:value-type="float" office:value="13.163543">
                <text:p>13.163543</text:p>
              </table:table-cell>
              <table:table-cell office:value-type="float" office:value="13.061961">
                <text:p>13.061961</text:p>
              </table:table-cell>
              <table:table-cell office:value-type="float" office:value="13.080846">
                <text:p>13.080846</text:p>
              </table:table-cell>
              <table:table-cell office:value-type="float" office:value="48.126858">
                <text:p>48.126858</text:p>
              </table:table-cell>
              <table:table-cell office:value-type="float" office:value="50.358612">
                <text:p>50.358612</text:p>
              </table:table-cell>
              <table:table-cell office:value-type="float" office:value="49.630268">
                <text:p>49.63026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226.418648">
                <text:p>226.418648</text:p>
              </table:table-cell>
              <table:table-cell office:value-type="float" office:value="283.194656">
                <text:p>283.194656</text:p>
              </table:table-cell>
              <table:table-cell office:value-type="float" office:value="225.781704">
                <text:p>225.781704</text:p>
              </table:table-cell>
              <table:table-cell office:value-type="float" office:value="105.308344">
                <text:p>105.308344</text:p>
              </table:table-cell>
              <table:table-cell office:value-type="float" office:value="104.495688">
                <text:p>104.495688</text:p>
              </table:table-cell>
              <table:table-cell office:value-type="float" office:value="104.646768">
                <text:p>104.646768</text:p>
              </table:table-cell>
              <table:table-cell office:value-type="float" office:value="385.014864">
                <text:p>385.014864</text:p>
              </table:table-cell>
              <table:table-cell office:value-type="float" office:value="402.868896">
                <text:p>402.868896</text:p>
              </table:table-cell>
              <table:table-cell office:value-type="float" office:value="397.042144">
                <text:p>397.042144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811.349184">
                <text:p>1811.349184</text:p>
              </table:table-cell>
              <table:table-cell office:value-type="float" office:value="2265.557248">
                <text:p>2265.557248</text:p>
              </table:table-cell>
              <table:table-cell office:value-type="float" office:value="1806.253632">
                <text:p>1806.253632</text:p>
              </table:table-cell>
              <table:table-cell office:value-type="float" office:value="842.466752">
                <text:p>842.466752</text:p>
              </table:table-cell>
              <table:table-cell office:value-type="float" office:value="835.965504">
                <text:p>835.965504</text:p>
              </table:table-cell>
              <table:table-cell office:value-type="float" office:value="837.174144">
                <text:p>837.174144</text:p>
              </table:table-cell>
              <table:table-cell office:value-type="float" office:value="3080.118912">
                <text:p>3080.118912</text:p>
              </table:table-cell>
              <table:table-cell office:value-type="float" office:value="3222.951168">
                <text:p>3222.951168</text:p>
              </table:table-cell>
              <table:table-cell office:value-type="float" office:value="3176.337152">
                <text:p>3176.337152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4490.793472">
                <text:p>14490.793472</text:p>
              </table:table-cell>
              <table:table-cell office:value-type="float" office:value="18124.457984">
                <text:p>18124.457984</text:p>
              </table:table-cell>
              <table:table-cell office:value-type="float" office:value="14450.029056">
                <text:p>14450.029056</text:p>
              </table:table-cell>
              <table:table-cell office:value-type="float" office:value="6739.734016">
                <text:p>6739.734016</text:p>
              </table:table-cell>
              <table:table-cell office:value-type="float" office:value="6687.724032">
                <text:p>6687.724032</text:p>
              </table:table-cell>
              <table:table-cell office:value-type="float" office:value="6697.393152">
                <text:p>6697.393152</text:p>
              </table:table-cell>
              <table:table-cell office:value-type="float" office:value="24640.951296">
                <text:p>24640.951296</text:p>
              </table:table-cell>
              <table:table-cell office:value-type="float" office:value="25783.609344">
                <text:p>25783.609344</text:p>
              </table:table-cell>
              <table:table-cell office:value-type="float" office:value="25410.697216">
                <text:p>25410.6972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4.675cm" svg:y="0.315cm" chart:style-name="ch2">
          <text:p>8 Thread OpenMP Execution Time</text:p>
        </chart:title>
        <chart:legend chart:legend-position="end" svg:x="11.48cm" svg:y="2.208cm" style:legend-expansion="high" chart:style-name="ch3"/>
        <chart:plot-area chart:style-name="ch4" chart:data-source-has-labels="both" svg:x="1.33cm" svg:y="1.273cm" svg:width="9.831cm" svg:height="6.566cm">
          <chartooo:coordinate-region svg:x="2.507cm" svg:y="1.473cm" svg:width="8.189cm" svg:height="5.719cm"/>
          <chart:axis chart:dimension="x" chart:name="primary-x" chart:style-name="ch5" chartooo:axis-type="auto">
            <chartooo:date-scale/>
            <chart:title svg:x="5.222cm" svg:y="8.018cm" chart:style-name="ch6">
              <text:p>Problem Size</text:p>
            </chart:title>
            <chart:categories table:cell-range-address="local-table.$A$2:.$A$7"/>
          </chart:axis>
          <chart:axis chart:dimension="y" chart:name="primary-y" chart:style-name="ch5">
            <chart:title svg:x="0.451cm" svg:y="5.896cm" chart:style-name="ch7">
              <text:p>Execution Time(s)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line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series chart:style-name="ch11" chart:values-cell-range-address="local-table.$D$2:.$D$7" chart:label-cell-address="local-table.$D$1" chart:class="chart:line">
            <chart:data-point chart:repeated="6"/>
          </chart:series>
          <chart:series chart:style-name="ch12" chart:values-cell-range-address="local-table.$E$2:.$E$7" chart:label-cell-address="local-table.$E$1" chart:class="chart:line">
            <chart:data-point chart:repeated="6"/>
          </chart:series>
          <chart:series chart:style-name="ch13" chart:values-cell-range-address="local-table.$F$2:.$F$7" chart:label-cell-address="local-table.$F$1" chart:class="chart:line">
            <chart:data-point chart:repeated="6"/>
          </chart:series>
          <chart:series chart:style-name="ch14" chart:values-cell-range-address="local-table.$G$2:.$G$7" chart:label-cell-address="local-table.$G$1" chart:class="chart:line">
            <chart:data-point chart:repeated="6"/>
          </chart:series>
          <chart:series chart:style-name="ch15" chart:values-cell-range-address="local-table.$H$2:.$H$7" chart:label-cell-address="local-table.$H$1" chart:class="chart:line">
            <chart:data-point chart:repeated="6"/>
          </chart:series>
          <chart:series chart:style-name="ch16" chart:values-cell-range-address="local-table.$I$2:.$I$7" chart:label-cell-address="local-table.$I$1" chart:class="chart:line">
            <chart:data-point chart:repeated="6"/>
          </chart:series>
          <chart:series chart:style-name="ch17" chart:values-cell-range-address="local-table.$J$2:.$J$7" chart:label-cell-address="local-table.$J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T Naive Static</text:p>
              </table:table-cell>
              <table:table-cell office:value-type="string">
                <text:p>8T Naive Dynamic</text:p>
              </table:table-cell>
              <table:table-cell office:value-type="string">
                <text:p>8T Naive Guided</text:p>
              </table:table-cell>
              <table:table-cell office:value-type="string">
                <text:p>8T Loop Static</text:p>
              </table:table-cell>
              <table:table-cell office:value-type="string">
                <text:p>8T Loop Dynamic</text:p>
              </table:table-cell>
              <table:table-cell office:value-type="string">
                <text:p>8T Loop Guided</text:p>
              </table:table-cell>
              <table:table-cell office:value-type="string">
                <text:p>8T blocking static</text:p>
              </table:table-cell>
              <table:table-cell office:value-type="string">
                <text:p>8T Blocking dynamic</text:p>
              </table:table-cell>
              <table:table-cell office:value-type="string">
                <text:p>8T blocking guided</text:p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</table:table-cell>
              <table:table-cell office:value-type="float" office:value="0.202338">
                <text:p>0.202338</text:p>
              </table:table-cell>
              <table:table-cell office:value-type="float" office:value="0.277536">
                <text:p>0.277536</text:p>
              </table:table-cell>
              <table:table-cell office:value-type="float" office:value="0.196754">
                <text:p>0.196754</text:p>
              </table:table-cell>
              <table:table-cell office:value-type="float" office:value="0.21034">
                <text:p>0.21034</text:p>
              </table:table-cell>
              <table:table-cell office:value-type="float" office:value="0.213478">
                <text:p>0.213478</text:p>
              </table:table-cell>
              <table:table-cell office:value-type="float" office:value="0.209451">
                <text:p>0.209451</text:p>
              </table:table-cell>
              <table:table-cell office:value-type="float" office:value="0.980232">
                <text:p>0.980232</text:p>
              </table:table-cell>
              <table:table-cell office:value-type="float" office:value="1.002346">
                <text:p>1.002346</text:p>
              </table:table-cell>
              <table:table-cell office:value-type="float" office:value="0.989745">
                <text:p>0.98974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.070451">
                <text:p>2.070451</text:p>
              </table:table-cell>
              <table:table-cell office:value-type="float" office:value="3.378049">
                <text:p>3.378049</text:p>
              </table:table-cell>
              <table:table-cell office:value-type="float" office:value="3.286802">
                <text:p>3.286802</text:p>
              </table:table-cell>
              <table:table-cell office:value-type="float" office:value="1.548824">
                <text:p>1.548824</text:p>
              </table:table-cell>
              <table:table-cell office:value-type="float" office:value="1.854503">
                <text:p>1.854503</text:p>
              </table:table-cell>
              <table:table-cell office:value-type="float" office:value="1.877022">
                <text:p>1.877022</text:p>
              </table:table-cell>
              <table:table-cell office:value-type="float" office:value="7.165066">
                <text:p>7.165066</text:p>
              </table:table-cell>
              <table:table-cell office:value-type="float" office:value="7.681381">
                <text:p>7.681381</text:p>
              </table:table-cell>
              <table:table-cell office:value-type="float" office:value="7.437664">
                <text:p>7.437664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1.495014">
                <text:p>21.495014</text:p>
              </table:table-cell>
              <table:table-cell office:value-type="float" office:value="26.225956">
                <text:p>26.225956</text:p>
              </table:table-cell>
              <table:table-cell office:value-type="float" office:value="21.759767">
                <text:p>21.759767</text:p>
              </table:table-cell>
              <table:table-cell office:value-type="float" office:value="11.502354">
                <text:p>11.502354</text:p>
              </table:table-cell>
              <table:table-cell office:value-type="float" office:value="11.538613">
                <text:p>11.538613</text:p>
              </table:table-cell>
              <table:table-cell office:value-type="float" office:value="11.416315">
                <text:p>11.416315</text:p>
              </table:table-cell>
              <table:table-cell office:value-type="float" office:value="62.579214">
                <text:p>62.579214</text:p>
              </table:table-cell>
              <table:table-cell office:value-type="float" office:value="63.483855">
                <text:p>63.483855</text:p>
              </table:table-cell>
              <table:table-cell office:value-type="float" office:value="63.117304">
                <text:p>63.117304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71.960112">
                <text:p>171.960112</text:p>
              </table:table-cell>
              <table:table-cell office:value-type="float" office:value="209.807648">
                <text:p>209.807648</text:p>
              </table:table-cell>
              <table:table-cell office:value-type="float" office:value="174.078136">
                <text:p>174.078136</text:p>
              </table:table-cell>
              <table:table-cell office:value-type="float" office:value="92.018832">
                <text:p>92.018832</text:p>
              </table:table-cell>
              <table:table-cell office:value-type="float" office:value="92.308904">
                <text:p>92.308904</text:p>
              </table:table-cell>
              <table:table-cell office:value-type="float" office:value="91.33052">
                <text:p>91.33052</text:p>
              </table:table-cell>
              <table:table-cell office:value-type="float" office:value="500.633712">
                <text:p>500.633712</text:p>
              </table:table-cell>
              <table:table-cell office:value-type="float" office:value="507.87084">
                <text:p>507.87084</text:p>
              </table:table-cell>
              <table:table-cell office:value-type="float" office:value="504.938432">
                <text:p>504.938432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375.680896">
                <text:p>1375.680896</text:p>
              </table:table-cell>
              <table:table-cell office:value-type="float" office:value="1678.461184">
                <text:p>1678.461184</text:p>
              </table:table-cell>
              <table:table-cell office:value-type="float" office:value="1392.625088">
                <text:p>1392.625088</text:p>
              </table:table-cell>
              <table:table-cell office:value-type="float" office:value="736.150656">
                <text:p>736.150656</text:p>
              </table:table-cell>
              <table:table-cell office:value-type="float" office:value="738.471232">
                <text:p>738.471232</text:p>
              </table:table-cell>
              <table:table-cell office:value-type="float" office:value="730.64416">
                <text:p>730.64416</text:p>
              </table:table-cell>
              <table:table-cell office:value-type="float" office:value="4005.069696">
                <text:p>4005.069696</text:p>
              </table:table-cell>
              <table:table-cell office:value-type="float" office:value="4062.96672">
                <text:p>4062.96672</text:p>
              </table:table-cell>
              <table:table-cell office:value-type="float" office:value="4039.507456">
                <text:p>4039.507456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1005.447168">
                <text:p>11005.447168</text:p>
              </table:table-cell>
              <table:table-cell office:value-type="float" office:value="13427.689472">
                <text:p>13427.689472</text:p>
              </table:table-cell>
              <table:table-cell office:value-type="float" office:value="11141.000704">
                <text:p>11141.000704</text:p>
              </table:table-cell>
              <table:table-cell office:value-type="float" office:value="5889.205248">
                <text:p>5889.205248</text:p>
              </table:table-cell>
              <table:table-cell office:value-type="float" office:value="5907.769856">
                <text:p>5907.769856</text:p>
              </table:table-cell>
              <table:table-cell office:value-type="float" office:value="5845.15328">
                <text:p>5845.15328</text:p>
              </table:table-cell>
              <table:table-cell office:value-type="float" office:value="32040.557568">
                <text:p>32040.557568</text:p>
              </table:table-cell>
              <table:table-cell office:value-type="float" office:value="32503.73376">
                <text:p>32503.73376</text:p>
              </table:table-cell>
              <table:table-cell office:value-type="float" office:value="32316.059648">
                <text:p>32316.0596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4.45cm" svg:y="0.315cm" chart:style-name="ch2">
          <text:p>16 Thread OpenMP Execution Times</text:p>
        </chart:title>
        <chart:legend chart:legend-position="end" svg:x="11.295cm" svg:y="2.208cm" style:legend-expansion="high" chart:style-name="ch3"/>
        <chart:plot-area chart:style-name="ch4" chart:data-source-has-labels="both" svg:x="1.33cm" svg:y="1.273cm" svg:width="9.646cm" svg:height="6.566cm">
          <chartooo:coordinate-region svg:x="2.507cm" svg:y="1.472cm" svg:width="8.004cm" svg:height="5.72cm"/>
          <chart:axis chart:dimension="x" chart:name="primary-x" chart:style-name="ch5" chartooo:axis-type="auto">
            <chartooo:date-scale/>
            <chart:title svg:x="5.13cm" svg:y="8.018cm" chart:style-name="ch6">
              <text:p>Problem Size</text:p>
            </chart:title>
            <chart:categories table:cell-range-address="local-table.$A$2:.$A$7"/>
          </chart:axis>
          <chart:axis chart:dimension="y" chart:name="primary-y" chart:style-name="ch5">
            <chart:title svg:x="0.451cm" svg:y="5.896cm" chart:style-name="ch7">
              <text:p>Execution Time(s)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line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series chart:style-name="ch11" chart:values-cell-range-address="local-table.$D$2:.$D$7" chart:label-cell-address="local-table.$D$1" chart:class="chart:line">
            <chart:data-point chart:repeated="6"/>
          </chart:series>
          <chart:series chart:style-name="ch12" chart:values-cell-range-address="local-table.$E$2:.$E$7" chart:label-cell-address="local-table.$E$1" chart:class="chart:line">
            <chart:data-point chart:repeated="6"/>
          </chart:series>
          <chart:series chart:style-name="ch13" chart:values-cell-range-address="local-table.$F$2:.$F$7" chart:label-cell-address="local-table.$F$1" chart:class="chart:line">
            <chart:data-point chart:repeated="6"/>
          </chart:series>
          <chart:series chart:style-name="ch14" chart:values-cell-range-address="local-table.$G$2:.$G$7" chart:label-cell-address="local-table.$G$1" chart:class="chart:line">
            <chart:data-point chart:repeated="6"/>
          </chart:series>
          <chart:series chart:style-name="ch15" chart:values-cell-range-address="local-table.$H$2:.$H$7" chart:label-cell-address="local-table.$H$1" chart:class="chart:line">
            <chart:data-point chart:repeated="6"/>
          </chart:series>
          <chart:series chart:style-name="ch16" chart:values-cell-range-address="local-table.$I$2:.$I$7" chart:label-cell-address="local-table.$I$1" chart:class="chart:line">
            <chart:data-point chart:repeated="6"/>
          </chart:series>
          <chart:series chart:style-name="ch17" chart:values-cell-range-address="local-table.$J$2:.$J$7" chart:label-cell-address="local-table.$J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T Naive Static</text:p>
              </table:table-cell>
              <table:table-cell office:value-type="string">
                <text:p>16T Naive Dynamic</text:p>
              </table:table-cell>
              <table:table-cell office:value-type="string">
                <text:p>16T Naive Guided</text:p>
              </table:table-cell>
              <table:table-cell office:value-type="string">
                <text:p>16T Loop Static</text:p>
              </table:table-cell>
              <table:table-cell office:value-type="string">
                <text:p>16T Loop Dynamic</text:p>
              </table:table-cell>
              <table:table-cell office:value-type="string">
                <text:p>16T Loop Guided</text:p>
              </table:table-cell>
              <table:table-cell office:value-type="string">
                <text:p>16T blocking static</text:p>
              </table:table-cell>
              <table:table-cell office:value-type="string">
                <text:p>16T Blocking dynamic</text:p>
              </table:table-cell>
              <table:table-cell office:value-type="string">
                <text:p>16T blocking guided</text:p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</table:table-cell>
              <table:table-cell office:value-type="float" office:value="0.234359">
                <text:p>0.234359</text:p>
              </table:table-cell>
              <table:table-cell office:value-type="float" office:value="0.284907">
                <text:p>0.284907</text:p>
              </table:table-cell>
              <table:table-cell office:value-type="float" office:value="0.20755">
                <text:p>0.20755</text:p>
              </table:table-cell>
              <table:table-cell office:value-type="float" office:value="0.246165">
                <text:p>0.246165</text:p>
              </table:table-cell>
              <table:table-cell office:value-type="float" office:value="0.218723">
                <text:p>0.218723</text:p>
              </table:table-cell>
              <table:table-cell office:value-type="float" office:value="0.216066">
                <text:p>0.216066</text:p>
              </table:table-cell>
              <table:table-cell office:value-type="float" office:value="0.926657">
                <text:p>0.926657</text:p>
              </table:table-cell>
              <table:table-cell office:value-type="float" office:value="0.98867">
                <text:p>0.98867</text:p>
              </table:table-cell>
              <table:table-cell office:value-type="float" office:value="0.976614">
                <text:p>0.97661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.187082">
                <text:p>2.187082</text:p>
              </table:table-cell>
              <table:table-cell office:value-type="float" office:value="2.784917">
                <text:p>2.784917</text:p>
              </table:table-cell>
              <table:table-cell office:value-type="float" office:value="2.152345">
                <text:p>2.152345</text:p>
              </table:table-cell>
              <table:table-cell office:value-type="float" office:value="1.654036">
                <text:p>1.654036</text:p>
              </table:table-cell>
              <table:table-cell office:value-type="float" office:value="1.571633">
                <text:p>1.571633</text:p>
              </table:table-cell>
              <table:table-cell office:value-type="float" office:value="1.588915">
                <text:p>1.588915</text:p>
              </table:table-cell>
              <table:table-cell office:value-type="float" office:value="7.329064">
                <text:p>7.329064</text:p>
              </table:table-cell>
              <table:table-cell office:value-type="float" office:value="7.654935">
                <text:p>7.654935</text:p>
              </table:table-cell>
              <table:table-cell office:value-type="float" office:value="7.536694">
                <text:p>7.536694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1.913009">
                <text:p>21.913009</text:p>
              </table:table-cell>
              <table:table-cell office:value-type="float" office:value="26.242594">
                <text:p>26.242594</text:p>
              </table:table-cell>
              <table:table-cell office:value-type="float" office:value="23.39082">
                <text:p>23.39082</text:p>
              </table:table-cell>
              <table:table-cell office:value-type="float" office:value="11.744966">
                <text:p>11.744966</text:p>
              </table:table-cell>
              <table:table-cell office:value-type="float" office:value="11.664068">
                <text:p>11.664068</text:p>
              </table:table-cell>
              <table:table-cell office:value-type="float" office:value="12.201868">
                <text:p>12.201868</text:p>
              </table:table-cell>
              <table:table-cell office:value-type="float" office:value="58.019504">
                <text:p>58.019504</text:p>
              </table:table-cell>
              <table:table-cell office:value-type="float" office:value="61.851658">
                <text:p>61.851658</text:p>
              </table:table-cell>
              <table:table-cell office:value-type="float" office:value="60.515994">
                <text:p>60.515994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252.168639">
                <text:p>252.168639</text:p>
              </table:table-cell>
              <table:table-cell office:value-type="float" office:value="148.767191">
                <text:p>148.767191</text:p>
              </table:table-cell>
              <table:table-cell office:value-type="float" office:value="240.153236">
                <text:p>240.153236</text:p>
              </table:table-cell>
              <table:table-cell office:value-type="float" office:value="87.167201">
                <text:p>87.167201</text:p>
              </table:table-cell>
              <table:table-cell office:value-type="float" office:value="85.923935">
                <text:p>85.923935</text:p>
              </table:table-cell>
              <table:table-cell office:value-type="float" office:value="89.060411">
                <text:p>89.060411</text:p>
              </table:table-cell>
              <table:table-cell office:value-type="float" office:value="992.695677">
                <text:p>992.695677</text:p>
              </table:table-cell>
              <table:table-cell office:value-type="float" office:value="1073.933809">
                <text:p>1073.933809</text:p>
              </table:table-cell>
              <table:table-cell office:value-type="float" office:value="1049.348716">
                <text:p>1049.348716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2017.349112">
                <text:p>2017.349112</text:p>
              </table:table-cell>
              <table:table-cell office:value-type="float" office:value="1190.137528">
                <text:p>1190.137528</text:p>
              </table:table-cell>
              <table:table-cell office:value-type="float" office:value="1921.225888">
                <text:p>1921.225888</text:p>
              </table:table-cell>
              <table:table-cell office:value-type="float" office:value="697.337608">
                <text:p>697.337608</text:p>
              </table:table-cell>
              <table:table-cell office:value-type="float" office:value="687.39148">
                <text:p>687.39148</text:p>
              </table:table-cell>
              <table:table-cell office:value-type="float" office:value="712.483288">
                <text:p>712.483288</text:p>
              </table:table-cell>
              <table:table-cell office:value-type="float" office:value="7941.565416">
                <text:p>7941.565416</text:p>
              </table:table-cell>
              <table:table-cell office:value-type="float" office:value="8591.470472">
                <text:p>8591.470472</text:p>
              </table:table-cell>
              <table:table-cell office:value-type="float" office:value="8394.789728">
                <text:p>8394.789728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6138.792896">
                <text:p>16138.792896</text:p>
              </table:table-cell>
              <table:table-cell office:value-type="float" office:value="9521.100224">
                <text:p>9521.100224</text:p>
              </table:table-cell>
              <table:table-cell office:value-type="float" office:value="15369.807104">
                <text:p>15369.807104</text:p>
              </table:table-cell>
              <table:table-cell office:value-type="float" office:value="5578.700864">
                <text:p>5578.700864</text:p>
              </table:table-cell>
              <table:table-cell office:value-type="float" office:value="5499.13184">
                <text:p>5499.13184</text:p>
              </table:table-cell>
              <table:table-cell office:value-type="float" office:value="5699.866304">
                <text:p>5699.866304</text:p>
              </table:table-cell>
              <table:table-cell office:value-type="float" office:value="63532.523328">
                <text:p>63532.523328</text:p>
              </table:table-cell>
              <table:table-cell office:value-type="float" office:value="68731.763776">
                <text:p>68731.763776</text:p>
              </table:table-cell>
              <table:table-cell office:value-type="float" office:value="67158.317824">
                <text:p>67158.31782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4.45cm" svg:y="0.315cm" chart:style-name="ch2">
          <text:p>32 Thread OpenMP Execution Times</text:p>
        </chart:title>
        <chart:legend chart:legend-position="end" svg:x="11.295cm" svg:y="2.208cm" style:legend-expansion="high" chart:style-name="ch3"/>
        <chart:plot-area chart:style-name="ch4" chart:data-source-has-labels="both" svg:x="1.33cm" svg:y="1.273cm" svg:width="9.646cm" svg:height="6.566cm">
          <chartooo:coordinate-region svg:x="2.507cm" svg:y="1.472cm" svg:width="8.004cm" svg:height="5.72cm"/>
          <chart:axis chart:dimension="x" chart:name="primary-x" chart:style-name="ch5" chartooo:axis-type="auto">
            <chartooo:date-scale/>
            <chart:title svg:x="5.13cm" svg:y="8.018cm" chart:style-name="ch6">
              <text:p>Problem Size</text:p>
            </chart:title>
            <chart:categories table:cell-range-address="local-table.$A$2:.$A$7"/>
          </chart:axis>
          <chart:axis chart:dimension="y" chart:name="primary-y" chart:style-name="ch5">
            <chart:title svg:x="0.451cm" svg:y="5.896cm" chart:style-name="ch7">
              <text:p>Execution Time(s)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line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series chart:style-name="ch11" chart:values-cell-range-address="local-table.$D$2:.$D$7" chart:label-cell-address="local-table.$D$1" chart:class="chart:line">
            <chart:data-point chart:repeated="6"/>
          </chart:series>
          <chart:series chart:style-name="ch12" chart:values-cell-range-address="local-table.$E$2:.$E$7" chart:label-cell-address="local-table.$E$1" chart:class="chart:line">
            <chart:data-point chart:repeated="6"/>
          </chart:series>
          <chart:series chart:style-name="ch13" chart:values-cell-range-address="local-table.$F$2:.$F$7" chart:label-cell-address="local-table.$F$1" chart:class="chart:line">
            <chart:data-point chart:repeated="6"/>
          </chart:series>
          <chart:series chart:style-name="ch14" chart:values-cell-range-address="local-table.$G$2:.$G$7" chart:label-cell-address="local-table.$G$1" chart:class="chart:line">
            <chart:data-point chart:repeated="6"/>
          </chart:series>
          <chart:series chart:style-name="ch15" chart:values-cell-range-address="local-table.$H$2:.$H$7" chart:label-cell-address="local-table.$H$1" chart:class="chart:line">
            <chart:data-point chart:repeated="6"/>
          </chart:series>
          <chart:series chart:style-name="ch16" chart:values-cell-range-address="local-table.$I$2:.$I$7" chart:label-cell-address="local-table.$I$1" chart:class="chart:line">
            <chart:data-point chart:repeated="6"/>
          </chart:series>
          <chart:series chart:style-name="ch17" chart:values-cell-range-address="local-table.$J$2:.$J$7" chart:label-cell-address="local-table.$J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T Naive Static</text:p>
              </table:table-cell>
              <table:table-cell office:value-type="string">
                <text:p>32T Naive Dynamic</text:p>
              </table:table-cell>
              <table:table-cell office:value-type="string">
                <text:p>32T Naive Guided</text:p>
              </table:table-cell>
              <table:table-cell office:value-type="string">
                <text:p>32T Loop Static</text:p>
              </table:table-cell>
              <table:table-cell office:value-type="string">
                <text:p>32T Loop Dynamic</text:p>
              </table:table-cell>
              <table:table-cell office:value-type="string">
                <text:p>32T Loop Guided</text:p>
              </table:table-cell>
              <table:table-cell office:value-type="string">
                <text:p>32T blocking static</text:p>
              </table:table-cell>
              <table:table-cell office:value-type="string">
                <text:p>32T Blocking dynamic</text:p>
              </table:table-cell>
              <table:table-cell office:value-type="string">
                <text:p>32T blocking guided</text:p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</table:table-cell>
              <table:table-cell office:value-type="float" office:value="0.240658">
                <text:p>0.240658</text:p>
              </table:table-cell>
              <table:table-cell office:value-type="float" office:value="0.298968">
                <text:p>0.298968</text:p>
              </table:table-cell>
              <table:table-cell office:value-type="float" office:value="0.237546">
                <text:p>0.237546</text:p>
              </table:table-cell>
              <table:table-cell office:value-type="float" office:value="0.252649">
                <text:p>0.252649</text:p>
              </table:table-cell>
              <table:table-cell office:value-type="float" office:value="0.226003">
                <text:p>0.226003</text:p>
              </table:table-cell>
              <table:table-cell office:value-type="float" office:value="0.234185">
                <text:p>0.234185</text:p>
              </table:table-cell>
              <table:table-cell office:value-type="float" office:value="0.920743">
                <text:p>0.920743</text:p>
              </table:table-cell>
              <table:table-cell office:value-type="float" office:value="0.981036">
                <text:p>0.981036</text:p>
              </table:table-cell>
              <table:table-cell office:value-type="float" office:value="0.966211">
                <text:p>0.96621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.243696">
                <text:p>2.243696</text:p>
              </table:table-cell>
              <table:table-cell office:value-type="float" office:value="2.815593">
                <text:p>2.815593</text:p>
              </table:table-cell>
              <table:table-cell office:value-type="float" office:value="2.251895">
                <text:p>2.251895</text:p>
              </table:table-cell>
              <table:table-cell office:value-type="float" office:value="1.662005">
                <text:p>1.662005</text:p>
              </table:table-cell>
              <table:table-cell office:value-type="float" office:value="1.637931">
                <text:p>1.637931</text:p>
              </table:table-cell>
              <table:table-cell office:value-type="float" office:value="1.679834">
                <text:p>1.679834</text:p>
              </table:table-cell>
              <table:table-cell office:value-type="float" office:value="7.373204">
                <text:p>7.373204</text:p>
              </table:table-cell>
              <table:table-cell office:value-type="float" office:value="7.758254">
                <text:p>7.758254</text:p>
              </table:table-cell>
              <table:table-cell office:value-type="float" office:value="7.636281">
                <text:p>7.636281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2.302673">
                <text:p>22.302673</text:p>
              </table:table-cell>
              <table:table-cell office:value-type="float" office:value="26.845044">
                <text:p>26.845044</text:p>
              </table:table-cell>
              <table:table-cell office:value-type="float" office:value="24.360083">
                <text:p>24.360083</text:p>
              </table:table-cell>
              <table:table-cell office:value-type="float" office:value="11.761259">
                <text:p>11.761259</text:p>
              </table:table-cell>
              <table:table-cell office:value-type="float" office:value="12.030243">
                <text:p>12.030243</text:p>
              </table:table-cell>
              <table:table-cell office:value-type="float" office:value="12.227629">
                <text:p>12.227629</text:p>
              </table:table-cell>
              <table:table-cell office:value-type="float" office:value="58.933158">
                <text:p>58.933158</text:p>
              </table:table-cell>
              <table:table-cell office:value-type="float" office:value="61.755054">
                <text:p>61.755054</text:p>
              </table:table-cell>
              <table:table-cell office:value-type="float" office:value="60.407615">
                <text:p>60.407615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261.795568">
                <text:p>261.795568</text:p>
              </table:table-cell>
              <table:table-cell office:value-type="float" office:value="150.733349">
                <text:p>150.733349</text:p>
              </table:table-cell>
              <table:table-cell office:value-type="float" office:value="236.355251">
                <text:p>236.355251</text:p>
              </table:table-cell>
              <table:table-cell office:value-type="float" office:value="86.882678">
                <text:p>86.882678</text:p>
              </table:table-cell>
              <table:table-cell office:value-type="float" office:value="85.656362">
                <text:p>85.656362</text:p>
              </table:table-cell>
              <table:table-cell office:value-type="float" office:value="87.173263">
                <text:p>87.173263</text:p>
              </table:table-cell>
              <table:table-cell office:value-type="float" office:value="1002.419355">
                <text:p>1002.419355</text:p>
              </table:table-cell>
              <table:table-cell office:value-type="float" office:value="1077.717608">
                <text:p>1077.717608</text:p>
              </table:table-cell>
              <table:table-cell office:value-type="float" office:value="1040.612251">
                <text:p>1040.612251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2094.364544">
                <text:p>2094.364544</text:p>
              </table:table-cell>
              <table:table-cell office:value-type="float" office:value="1205.866792">
                <text:p>1205.866792</text:p>
              </table:table-cell>
              <table:table-cell office:value-type="float" office:value="1890.842008">
                <text:p>1890.842008</text:p>
              </table:table-cell>
              <table:table-cell office:value-type="float" office:value="695.061424">
                <text:p>695.061424</text:p>
              </table:table-cell>
              <table:table-cell office:value-type="float" office:value="685.250896">
                <text:p>685.250896</text:p>
              </table:table-cell>
              <table:table-cell office:value-type="float" office:value="697.386104">
                <text:p>697.386104</text:p>
              </table:table-cell>
              <table:table-cell office:value-type="float" office:value="8019.35484">
                <text:p>8019.35484</text:p>
              </table:table-cell>
              <table:table-cell office:value-type="float" office:value="8621.740864">
                <text:p>8621.740864</text:p>
              </table:table-cell>
              <table:table-cell office:value-type="float" office:value="8324.898008">
                <text:p>8324.898008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6754.916352">
                <text:p>16754.916352</text:p>
              </table:table-cell>
              <table:table-cell office:value-type="float" office:value="9646.934336">
                <text:p>9646.934336</text:p>
              </table:table-cell>
              <table:table-cell office:value-type="float" office:value="15126.736064">
                <text:p>15126.736064</text:p>
              </table:table-cell>
              <table:table-cell office:value-type="float" office:value="5560.491392">
                <text:p>5560.491392</text:p>
              </table:table-cell>
              <table:table-cell office:value-type="float" office:value="5482.007168">
                <text:p>5482.007168</text:p>
              </table:table-cell>
              <table:table-cell office:value-type="float" office:value="5579.088832">
                <text:p>5579.088832</text:p>
              </table:table-cell>
              <table:table-cell office:value-type="float" office:value="64154.83872">
                <text:p>64154.83872</text:p>
              </table:table-cell>
              <table:table-cell office:value-type="float" office:value="68973.926912">
                <text:p>68973.926912</text:p>
              </table:table-cell>
              <table:table-cell office:value-type="float" office:value="66599.184064">
                <text:p>66599.18406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706cm" svg:y="0.315cm" chart:style-name="ch2">
          <text:p>CUDA Execution Times</text:p>
        </chart:title>
        <chart:legend chart:legend-position="end" svg:x="12.538cm" svg:y="3.951cm" style:legend-expansion="high" chart:style-name="ch3"/>
        <chart:plot-area chart:style-name="ch4" chart:data-source-has-labels="both" svg:x="1.33cm" svg:y="1.273cm" svg:width="10.889cm" svg:height="6.566cm">
          <chartooo:coordinate-region svg:x="2.322cm" svg:y="1.472cm" svg:width="9.432cm" svg:height="5.72cm"/>
          <chart:axis chart:dimension="x" chart:name="primary-x" chart:style-name="ch5" chartooo:axis-type="auto">
            <chartooo:date-scale/>
            <chart:title svg:x="5.751cm" svg:y="8.018cm" chart:style-name="ch6">
              <text:p>Problem Size</text:p>
            </chart:title>
            <chart:categories table:cell-range-address="local-table.$A$2:.$A$7"/>
          </chart:axis>
          <chart:axis chart:dimension="y" chart:name="primary-y" chart:style-name="ch5">
            <chart:title svg:x="0.451cm" svg:y="5.896cm" chart:style-name="ch7">
              <text:p>Execution Time(s)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line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 Global</text:p>
              </table:table-cell>
              <table:table-cell office:value-type="string">
                <text:p>CUDA Shared</text:p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</table:table-cell>
              <table:table-cell office:value-type="float" office:value="0.063229">
                <text:p>0.063229</text:p>
              </table:table-cell>
              <table:table-cell office:value-type="float" office:value="0.025346">
                <text:p>0.025346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53392">
                <text:p>0.53392</text:p>
              </table:table-cell>
              <table:table-cell office:value-type="float" office:value="0.200779">
                <text:p>0.200779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4.007956">
                <text:p>4.007956</text:p>
              </table:table-cell>
              <table:table-cell office:value-type="float" office:value="1.602974">
                <text:p>1.602974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32.042993">
                <text:p>32.042993</text:p>
              </table:table-cell>
              <table:table-cell office:value-type="float" office:value="12.819646">
                <text:p>12.819646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267.636975">
                <text:p>267.636975</text:p>
              </table:table-cell>
              <table:table-cell office:value-type="float" office:value="102.589952">
                <text:p>102.589952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2141">
                <text:p>2141</text:p>
              </table:table-cell>
              <table:table-cell office:value-type="float" office:value="820">
                <text:p>82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574cm" svg:y="0.315cm" chart:style-name="ch2">
          <text:p>1 Thread OpenMP Rates</text:p>
        </chart:title>
        <chart:legend chart:legend-position="end" svg:x="11.48cm" svg:y="2.208cm" style:legend-expansion="high" chart:style-name="ch3"/>
        <chart:plot-area chart:style-name="ch4" chart:data-source-has-labels="both" svg:x="1.33cm" svg:y="1.273cm" svg:width="9.831cm" svg:height="6.566cm">
          <chartooo:coordinate-region svg:x="2.137cm" svg:y="1.473cm" svg:width="8.559cm" svg:height="5.719cm"/>
          <chart:axis chart:dimension="x" chart:name="primary-x" chart:style-name="ch5" chartooo:axis-type="auto">
            <chartooo:date-scale/>
            <chart:title svg:x="5.222cm" svg:y="8.018cm" chart:style-name="ch6">
              <text:p>Problem Size</text:p>
            </chart:title>
            <chart:categories table:cell-range-address="local-table.$A$2:.$A$7"/>
          </chart:axis>
          <chart:axis chart:dimension="y" chart:name="primary-y" chart:style-name="ch5">
            <chart:title svg:x="0.451cm" svg:y="5.923cm" chart:style-name="ch7">
              <text:p>Rate(MegaOPS/s)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line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series chart:style-name="ch11" chart:values-cell-range-address="local-table.$D$2:.$D$7" chart:label-cell-address="local-table.$D$1" chart:class="chart:line">
            <chart:data-point chart:repeated="6"/>
          </chart:series>
          <chart:series chart:style-name="ch12" chart:values-cell-range-address="local-table.$E$2:.$E$7" chart:label-cell-address="local-table.$E$1" chart:class="chart:line">
            <chart:data-point chart:repeated="6"/>
          </chart:series>
          <chart:series chart:style-name="ch13" chart:values-cell-range-address="local-table.$F$2:.$F$7" chart:label-cell-address="local-table.$F$1" chart:class="chart:line">
            <chart:data-point chart:repeated="6"/>
          </chart:series>
          <chart:series chart:style-name="ch14" chart:values-cell-range-address="local-table.$G$2:.$G$7" chart:label-cell-address="local-table.$G$1" chart:class="chart:line">
            <chart:data-point chart:repeated="6"/>
          </chart:series>
          <chart:series chart:style-name="ch15" chart:values-cell-range-address="local-table.$H$2:.$H$7" chart:label-cell-address="local-table.$H$1" chart:class="chart:line">
            <chart:data-point chart:repeated="6"/>
          </chart:series>
          <chart:series chart:style-name="ch16" chart:values-cell-range-address="local-table.$I$2:.$I$7" chart:label-cell-address="local-table.$I$1" chart:class="chart:line">
            <chart:data-point chart:repeated="6"/>
          </chart:series>
          <chart:series chart:style-name="ch17" chart:values-cell-range-address="local-table.$J$2:.$J$7" chart:label-cell-address="local-table.$J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T Naive Static</text:p>
              </table:table-cell>
              <table:table-cell office:value-type="string">
                <text:p>2T Naive Dynamic</text:p>
              </table:table-cell>
              <table:table-cell office:value-type="string">
                <text:p>2T Naive Guided</text:p>
              </table:table-cell>
              <table:table-cell office:value-type="string">
                <text:p>2T Loop Static</text:p>
              </table:table-cell>
              <table:table-cell office:value-type="string">
                <text:p>2T Loop Dynamic</text:p>
              </table:table-cell>
              <table:table-cell office:value-type="string">
                <text:p>2T Loop Guided</text:p>
              </table:table-cell>
              <table:table-cell office:value-type="string">
                <text:p>2T blocking static</text:p>
              </table:table-cell>
              <table:table-cell office:value-type="string">
                <text:p>2T Blocking dynamic</text:p>
              </table:table-cell>
              <table:table-cell office:value-type="string">
                <text:p>2T blocking guided</text:p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</table:table-cell>
              <table:table-cell office:value-type="float" office:value="663.094597">
                <text:p>663.094597</text:p>
              </table:table-cell>
              <table:table-cell office:value-type="float" office:value="553.198498">
                <text:p>553.198498</text:p>
              </table:table-cell>
              <table:table-cell office:value-type="float" office:value="664.1807">
                <text:p>664.1807</text:p>
              </table:table-cell>
              <table:table-cell office:value-type="float" office:value="587.511043">
                <text:p>587.511043</text:p>
              </table:table-cell>
              <table:table-cell office:value-type="float" office:value="593.979436">
                <text:p>593.979436</text:p>
              </table:table-cell>
              <table:table-cell office:value-type="float" office:value="591.109317">
                <text:p>591.109317</text:p>
              </table:table-cell>
              <table:table-cell office:value-type="float" office:value="764.810247">
                <text:p>764.810247</text:p>
              </table:table-cell>
              <table:table-cell office:value-type="float" office:value="712.875549">
                <text:p>712.875549</text:p>
              </table:table-cell>
              <table:table-cell office:value-type="float" office:value="758.471615">
                <text:p>758.47161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577.284666">
                <text:p>577.284666</text:p>
              </table:table-cell>
              <table:table-cell office:value-type="float" office:value="368.116661">
                <text:p>368.116661</text:p>
              </table:table-cell>
              <table:table-cell office:value-type="float" office:value="574.539164">
                <text:p>574.539164</text:p>
              </table:table-cell>
              <table:table-cell office:value-type="float" office:value="639.154312">
                <text:p>639.154312</text:p>
              </table:table-cell>
              <table:table-cell office:value-type="float" office:value="654.838468">
                <text:p>654.838468</text:p>
              </table:table-cell>
              <table:table-cell office:value-type="float" office:value="635.530664">
                <text:p>635.530664</text:p>
              </table:table-cell>
              <table:table-cell office:value-type="float" office:value="743.577757">
                <text:p>743.577757</text:p>
              </table:table-cell>
              <table:table-cell office:value-type="float" office:value="708.010604">
                <text:p>708.010604</text:p>
              </table:table-cell>
              <table:table-cell office:value-type="float" office:value="754.559839">
                <text:p>754.559839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322.972272">
                <text:p>322.972272</text:p>
              </table:table-cell>
              <table:table-cell office:value-type="float" office:value="261.196814">
                <text:p>261.196814</text:p>
              </table:table-cell>
              <table:table-cell office:value-type="float" office:value="321.964167">
                <text:p>321.964167</text:p>
              </table:table-cell>
              <table:table-cell office:value-type="float" office:value="700.246851">
                <text:p>700.246851</text:p>
              </table:table-cell>
              <table:table-cell office:value-type="float" office:value="715.253085">
                <text:p>715.253085</text:p>
              </table:table-cell>
              <table:table-cell office:value-type="float" office:value="699.513259">
                <text:p>699.513259</text:p>
              </table:table-cell>
              <table:table-cell office:value-type="float" office:value="729.684394">
                <text:p>729.684394</text:p>
              </table:table-cell>
              <table:table-cell office:value-type="float" office:value="693.775016">
                <text:p>693.775016</text:p>
              </table:table-cell>
              <table:table-cell office:value-type="float" office:value="758.226216">
                <text:p>758.226216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